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o1" style:family="table">
      <style:table-properties style:width="6.3438in" fo:margin-left="-0.075in" fo:margin-top="0in" fo:margin-bottom="0in" table:align="left"/>
    </style:style>
    <style:style style:name="Tablo1.A" style:family="table-column">
      <style:table-column-properties style:column-width="6.3438in"/>
    </style:style>
    <style:style style:name="Tablo1.1" style:family="table-row">
      <style:table-row-properties style:min-row-height="0.0313in" style:keep-together="true" fo:keep-together="auto"/>
    </style:style>
    <style:style style:name="Tablo1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.5" style:family="table-row">
      <style:table-row-properties style:min-row-height="0.0139in" style:keep-together="true" fo:keep-together="auto"/>
    </style:style>
    <style:style style:name="Tablo1.6" style:family="table-row">
      <style:table-row-properties style:min-row-height="1.5417in" style:keep-together="true" fo:keep-together="auto"/>
    </style:style>
    <style:style style:name="Tablo2" style:family="table">
      <style:table-properties style:width="6.3438in" fo:margin-left="-0.075in" fo:margin-top="0in" fo:margin-bottom="0in" table:align="left"/>
    </style:style>
    <style:style style:name="Tablo2.A" style:family="table-column">
      <style:table-column-properties style:column-width="6.3438in"/>
    </style:style>
    <style:style style:name="Tablo2.1" style:family="table-row">
      <style:table-row-properties style:min-row-height="0.0313in" style:keep-together="true" fo:keep-together="auto"/>
    </style:style>
    <style:style style:name="Tablo2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.5" style:family="table-row">
      <style:table-row-properties style:min-row-height="0.0139in" style:keep-together="true" fo:keep-together="auto"/>
    </style:style>
    <style:style style:name="Tablo3" style:family="table">
      <style:table-properties style:width="6.3438in" fo:margin-left="-0.075in" fo:margin-top="0in" fo:margin-bottom="0in" table:align="left"/>
    </style:style>
    <style:style style:name="Tablo3.A" style:family="table-column">
      <style:table-column-properties style:column-width="6.3438in"/>
    </style:style>
    <style:style style:name="Tablo3.1" style:family="table-row">
      <style:table-row-properties style:min-row-height="0.1875in" style:keep-together="true" fo:keep-together="auto"/>
    </style:style>
    <style:style style:name="Tablo3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3.2" style:family="table-row">
      <style:table-row-properties style:min-row-height="0.3389in" style:keep-together="true" fo:keep-together="auto"/>
    </style:style>
    <style:style style:name="Tablo3.3" style:family="table-row">
      <style:table-row-properties style:min-row-height="0.0007in" style:keep-together="true" fo:keep-together="auto"/>
    </style:style>
    <style:style style:name="Tablo3.4" style:family="table-row">
      <style:table-row-properties style:min-row-height="0.1146in" style:keep-together="true" fo:keep-together="auto"/>
    </style:style>
    <style:style style:name="Tablo3.5" style:family="table-row">
      <style:table-row-properties style:min-row-height="0.4167in" style:keep-together="true" fo:keep-together="auto"/>
    </style:style>
    <style:style style:name="Tablo3.6" style:family="table-row">
      <style:table-row-properties style:min-row-height="0.1389in" style:keep-together="true" fo:keep-together="auto"/>
    </style:style>
    <style:style style:name="Tablo3.7" style:family="table-row">
      <style:table-row-properties style:min-row-height="0.0208in" style:keep-together="true" fo:keep-together="auto"/>
    </style:style>
    <style:style style:name="Tablo4" style:family="table">
      <style:table-properties style:width="6.3438in" fo:margin-left="-0.075in" fo:margin-top="0in" fo:margin-bottom="0in" table:align="left"/>
    </style:style>
    <style:style style:name="Tablo4.A" style:family="table-column">
      <style:table-column-properties style:column-width="6.3438in"/>
    </style:style>
    <style:style style:name="Tablo4.1" style:family="table-row">
      <style:table-row-properties style:min-row-height="0.1875in" style:keep-together="true" fo:keep-together="auto"/>
    </style:style>
    <style:style style:name="Tablo4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4.2" style:family="table-row">
      <style:table-row-properties style:min-row-height="0.3389in" style:keep-together="true" fo:keep-together="auto"/>
    </style:style>
    <style:style style:name="Tablo4.3" style:family="table-row">
      <style:table-row-properties style:min-row-height="0.0007in" style:keep-together="true" fo:keep-together="auto"/>
    </style:style>
    <style:style style:name="Tablo4.4" style:family="table-row">
      <style:table-row-properties style:min-row-height="0.1146in" style:keep-together="true" fo:keep-together="auto"/>
    </style:style>
    <style:style style:name="Tablo4.5" style:family="table-row">
      <style:table-row-properties style:min-row-height="0.0208in" style:keep-together="true" fo:keep-together="auto"/>
    </style:style>
    <style:style style:name="Tablo5" style:family="table">
      <style:table-properties style:width="6.3438in" fo:margin-left="-0.075in" fo:margin-top="0in" fo:margin-bottom="0in" table:align="left"/>
    </style:style>
    <style:style style:name="Tablo5.A" style:family="table-column">
      <style:table-column-properties style:column-width="6.3438in"/>
    </style:style>
    <style:style style:name="Tablo5.1" style:family="table-row">
      <style:table-row-properties style:min-row-height="0.1875in" style:keep-together="true" fo:keep-together="auto"/>
    </style:style>
    <style:style style:name="Tablo5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5.2" style:family="table-row">
      <style:table-row-properties style:min-row-height="0.3389in" style:keep-together="true" fo:keep-together="auto"/>
    </style:style>
    <style:style style:name="Tablo5.3" style:family="table-row">
      <style:table-row-properties style:min-row-height="0.0007in" style:keep-together="true" fo:keep-together="auto"/>
    </style:style>
    <style:style style:name="Tablo5.4" style:family="table-row">
      <style:table-row-properties style:min-row-height="0.1146in" style:keep-together="true" fo:keep-together="auto"/>
    </style:style>
    <style:style style:name="Tablo5.5" style:family="table-row">
      <style:table-row-properties style:min-row-height="0.0208in" style:keep-together="true" fo:keep-together="auto"/>
    </style:style>
    <style:style style:name="Tablo6" style:family="table">
      <style:table-properties style:width="6.3438in" fo:margin-left="-0.075in" fo:margin-top="0in" fo:margin-bottom="0in" table:align="left"/>
    </style:style>
    <style:style style:name="Tablo6.A" style:family="table-column">
      <style:table-column-properties style:column-width="6.3438in"/>
    </style:style>
    <style:style style:name="Tablo6.1" style:family="table-row">
      <style:table-row-properties style:min-row-height="0.1875in" style:keep-together="true" fo:keep-together="auto"/>
    </style:style>
    <style:style style:name="Tablo6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6.2" style:family="table-row">
      <style:table-row-properties style:min-row-height="0.3389in" style:keep-together="true" fo:keep-together="auto"/>
    </style:style>
    <style:style style:name="Tablo6.3" style:family="table-row">
      <style:table-row-properties style:min-row-height="0.0007in" style:keep-together="true" fo:keep-together="auto"/>
    </style:style>
    <style:style style:name="Tablo6.4" style:family="table-row">
      <style:table-row-properties style:min-row-height="0.1146in" style:keep-together="true" fo:keep-together="auto"/>
    </style:style>
    <style:style style:name="Tablo6.5" style:family="table-row">
      <style:table-row-properties style:min-row-height="0.0208in" style:keep-together="true" fo:keep-together="auto"/>
    </style:style>
    <style:style style:name="Tablo7" style:family="table">
      <style:table-properties style:width="6.3438in" fo:margin-left="-0.075in" fo:margin-top="0in" fo:margin-bottom="0in" table:align="left"/>
    </style:style>
    <style:style style:name="Tablo7.A" style:family="table-column">
      <style:table-column-properties style:column-width="6.3438in"/>
    </style:style>
    <style:style style:name="Tablo7.1" style:family="table-row">
      <style:table-row-properties style:min-row-height="0.1875in" style:keep-together="true" fo:keep-together="auto"/>
    </style:style>
    <style:style style:name="Tablo7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7.2" style:family="table-row">
      <style:table-row-properties style:min-row-height="0.3389in" style:keep-together="true" fo:keep-together="auto"/>
    </style:style>
    <style:style style:name="Tablo7.3" style:family="table-row">
      <style:table-row-properties style:min-row-height="0.0007in" style:keep-together="true" fo:keep-together="auto"/>
    </style:style>
    <style:style style:name="Tablo7.4" style:family="table-row">
      <style:table-row-properties style:min-row-height="0.1146in" style:keep-together="true" fo:keep-together="auto"/>
    </style:style>
    <style:style style:name="Tablo7.5" style:family="table-row">
      <style:table-row-properties style:min-row-height="0.0208in" style:keep-together="true" fo:keep-together="auto"/>
    </style:style>
    <style:style style:name="Tablo8" style:family="table">
      <style:table-properties style:width="6.3438in" fo:margin-left="-0.075in" fo:margin-top="0in" fo:margin-bottom="0in" table:align="left"/>
    </style:style>
    <style:style style:name="Tablo8.A" style:family="table-column">
      <style:table-column-properties style:column-width="6.3438in"/>
    </style:style>
    <style:style style:name="Tablo8.1" style:family="table-row">
      <style:table-row-properties style:min-row-height="0.1875in" style:keep-together="true" fo:keep-together="auto"/>
    </style:style>
    <style:style style:name="Tablo8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8.2" style:family="table-row">
      <style:table-row-properties style:min-row-height="0.3389in" style:keep-together="true" fo:keep-together="auto"/>
    </style:style>
    <style:style style:name="Tablo8.3" style:family="table-row">
      <style:table-row-properties style:min-row-height="0.0007in" style:keep-together="true" fo:keep-together="auto"/>
    </style:style>
    <style:style style:name="Tablo8.4" style:family="table-row">
      <style:table-row-properties style:min-row-height="0.1146in" style:keep-together="true" fo:keep-together="auto"/>
    </style:style>
    <style:style style:name="Tablo8.5" style:family="table-row">
      <style:table-row-properties style:min-row-height="0.0208in" style:keep-together="true" fo:keep-together="auto"/>
    </style:style>
    <style:style style:name="Tablo9" style:family="table">
      <style:table-properties style:width="6.3438in" fo:margin-left="-0.075in" fo:margin-top="0in" fo:margin-bottom="0in" table:align="left"/>
    </style:style>
    <style:style style:name="Tablo9.A" style:family="table-column">
      <style:table-column-properties style:column-width="6.3438in"/>
    </style:style>
    <style:style style:name="Tablo9.1" style:family="table-row">
      <style:table-row-properties style:min-row-height="0.1875in" style:keep-together="true" fo:keep-together="auto"/>
    </style:style>
    <style:style style:name="Tablo9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9.2" style:family="table-row">
      <style:table-row-properties style:min-row-height="0.3389in" style:keep-together="true" fo:keep-together="auto"/>
    </style:style>
    <style:style style:name="Tablo9.3" style:family="table-row">
      <style:table-row-properties style:min-row-height="0.0007in" style:keep-together="true" fo:keep-together="auto"/>
    </style:style>
    <style:style style:name="Tablo9.4" style:family="table-row">
      <style:table-row-properties style:min-row-height="0.1146in" style:keep-together="true" fo:keep-together="auto"/>
    </style:style>
    <style:style style:name="Tablo9.5" style:family="table-row">
      <style:table-row-properties style:min-row-height="0.0208in" style:keep-together="true" fo:keep-together="auto"/>
    </style:style>
    <style:style style:name="Tablo10" style:family="table">
      <style:table-properties style:width="6.3438in" fo:margin-left="-0.075in" fo:margin-top="0in" fo:margin-bottom="0in" table:align="left"/>
    </style:style>
    <style:style style:name="Tablo10.A" style:family="table-column">
      <style:table-column-properties style:column-width="6.3438in"/>
    </style:style>
    <style:style style:name="Tablo10.1" style:family="table-row">
      <style:table-row-properties style:min-row-height="0.0313in" style:keep-together="true" fo:keep-together="auto"/>
    </style:style>
    <style:style style:name="Tablo10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0.5" style:family="table-row">
      <style:table-row-properties style:min-row-height="0.516in" style:keep-together="true" fo:keep-together="auto"/>
    </style:style>
    <style:style style:name="Tablo11" style:family="table">
      <style:table-properties style:width="6.3438in" fo:margin-left="-0.075in" fo:margin-top="0in" fo:margin-bottom="0in" table:align="left"/>
    </style:style>
    <style:style style:name="Tablo11.A" style:family="table-column">
      <style:table-column-properties style:column-width="6.3438in"/>
    </style:style>
    <style:style style:name="Tablo11.1" style:family="table-row">
      <style:table-row-properties style:min-row-height="0.0313in" style:keep-together="true" fo:keep-together="auto"/>
    </style:style>
    <style:style style:name="Tablo11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1.5" style:family="table-row">
      <style:table-row-properties style:min-row-height="0.516in" style:keep-together="true" fo:keep-together="auto"/>
    </style:style>
    <style:style style:name="Tablo12" style:family="table">
      <style:table-properties style:width="6.3438in" fo:margin-left="-0.075in" fo:margin-top="0in" fo:margin-bottom="0in" table:align="left"/>
    </style:style>
    <style:style style:name="Tablo12.A" style:family="table-column">
      <style:table-column-properties style:column-width="6.3438in"/>
    </style:style>
    <style:style style:name="Tablo12.1" style:family="table-row">
      <style:table-row-properties style:min-row-height="0.0313in" style:keep-together="true" fo:keep-together="auto"/>
    </style:style>
    <style:style style:name="Tablo12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2.5" style:family="table-row">
      <style:table-row-properties style:min-row-height="0.516in" style:keep-together="true" fo:keep-together="auto"/>
    </style:style>
    <style:style style:name="Tablo13" style:family="table">
      <style:table-properties style:width="6.3438in" fo:margin-left="-0.075in" fo:margin-top="0in" fo:margin-bottom="0in" table:align="left"/>
    </style:style>
    <style:style style:name="Tablo13.A" style:family="table-column">
      <style:table-column-properties style:column-width="6.3438in"/>
    </style:style>
    <style:style style:name="Tablo13.1" style:family="table-row">
      <style:table-row-properties style:min-row-height="0.0313in" style:keep-together="true" fo:keep-together="auto"/>
    </style:style>
    <style:style style:name="Tablo13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3.5" style:family="table-row">
      <style:table-row-properties style:min-row-height="0.516in" style:keep-together="true" fo:keep-together="auto"/>
    </style:style>
    <style:style style:name="Tablo14" style:family="table">
      <style:table-properties style:width="6.3438in" fo:margin-left="-0.075in" fo:margin-top="0in" fo:margin-bottom="0in" table:align="left"/>
    </style:style>
    <style:style style:name="Tablo14.A" style:family="table-column">
      <style:table-column-properties style:column-width="6.3438in"/>
    </style:style>
    <style:style style:name="Tablo14.1" style:family="table-row">
      <style:table-row-properties style:min-row-height="0.0313in" style:keep-together="true" fo:keep-together="auto"/>
    </style:style>
    <style:style style:name="Tablo14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4.5" style:family="table-row">
      <style:table-row-properties style:min-row-height="0.516in" style:keep-together="true" fo:keep-together="auto"/>
    </style:style>
    <style:style style:name="Tablo15" style:family="table">
      <style:table-properties style:width="6.3438in" fo:margin-left="-0.075in" fo:margin-top="0in" fo:margin-bottom="0in" table:align="left"/>
    </style:style>
    <style:style style:name="Tablo15.A" style:family="table-column">
      <style:table-column-properties style:column-width="6.3438in"/>
    </style:style>
    <style:style style:name="Tablo15.1" style:family="table-row">
      <style:table-row-properties style:min-row-height="0.0313in" style:keep-together="true" fo:keep-together="auto"/>
    </style:style>
    <style:style style:name="Tablo15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5.5" style:family="table-row">
      <style:table-row-properties style:min-row-height="0.516in" style:keep-together="true" fo:keep-together="auto"/>
    </style:style>
    <style:style style:name="Tablo16" style:family="table">
      <style:table-properties style:width="6.3438in" fo:margin-left="-0.075in" fo:margin-top="0in" fo:margin-bottom="0in" table:align="left"/>
    </style:style>
    <style:style style:name="Tablo16.A" style:family="table-column">
      <style:table-column-properties style:column-width="6.3438in"/>
    </style:style>
    <style:style style:name="Tablo16.1" style:family="table-row">
      <style:table-row-properties style:min-row-height="0.0313in" style:keep-together="true" fo:keep-together="auto"/>
    </style:style>
    <style:style style:name="Tablo16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6.5" style:family="table-row">
      <style:table-row-properties style:min-row-height="0.516in" style:keep-together="true" fo:keep-together="auto"/>
    </style:style>
    <style:style style:name="Tablo17" style:family="table">
      <style:table-properties style:width="6.3438in" fo:margin-left="-0.075in" fo:margin-top="0in" fo:margin-bottom="0in" table:align="left"/>
    </style:style>
    <style:style style:name="Tablo17.A" style:family="table-column">
      <style:table-column-properties style:column-width="6.3438in"/>
    </style:style>
    <style:style style:name="Tablo17.1" style:family="table-row">
      <style:table-row-properties style:min-row-height="0.0313in" style:keep-together="true" fo:keep-together="auto"/>
    </style:style>
    <style:style style:name="Tablo17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7.5" style:family="table-row">
      <style:table-row-properties style:min-row-height="0.516in" style:keep-together="true" fo:keep-together="auto"/>
    </style:style>
    <style:style style:name="Tablo18" style:family="table">
      <style:table-properties style:width="6.3438in" fo:margin-left="-0.075in" fo:margin-top="0in" fo:margin-bottom="0in" table:align="left"/>
    </style:style>
    <style:style style:name="Tablo18.A" style:family="table-column">
      <style:table-column-properties style:column-width="6.3438in"/>
    </style:style>
    <style:style style:name="Tablo18.1" style:family="table-row">
      <style:table-row-properties style:min-row-height="0.0313in" style:keep-together="true" fo:keep-together="auto"/>
    </style:style>
    <style:style style:name="Tablo18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8.5" style:family="table-row">
      <style:table-row-properties style:min-row-height="0.516in" style:keep-together="true" fo:keep-together="auto"/>
    </style:style>
    <style:style style:name="Tablo19" style:family="table">
      <style:table-properties style:width="6.3438in" fo:margin-left="-0.075in" fo:margin-top="0in" fo:margin-bottom="0in" table:align="left"/>
    </style:style>
    <style:style style:name="Tablo19.A" style:family="table-column">
      <style:table-column-properties style:column-width="6.3438in"/>
    </style:style>
    <style:style style:name="Tablo19.1" style:family="table-row">
      <style:table-row-properties style:min-row-height="0.0313in" style:keep-together="true" fo:keep-together="auto"/>
    </style:style>
    <style:style style:name="Tablo19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19.5" style:family="table-row">
      <style:table-row-properties style:min-row-height="0.516in" style:keep-together="true" fo:keep-together="auto"/>
    </style:style>
    <style:style style:name="Tablo20" style:family="table">
      <style:table-properties style:width="6.3438in" fo:margin-left="-0.075in" fo:margin-top="0in" fo:margin-bottom="0in" table:align="left"/>
    </style:style>
    <style:style style:name="Tablo20.A" style:family="table-column">
      <style:table-column-properties style:column-width="6.3438in"/>
    </style:style>
    <style:style style:name="Tablo20.1" style:family="table-row">
      <style:table-row-properties style:min-row-height="0.0313in" style:keep-together="true" fo:keep-together="auto"/>
    </style:style>
    <style:style style:name="Tablo20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0.5" style:family="table-row">
      <style:table-row-properties style:min-row-height="0.516in" style:keep-together="true" fo:keep-together="auto"/>
    </style:style>
    <style:style style:name="Tablo21" style:family="table">
      <style:table-properties style:width="6.3438in" fo:margin-left="-0.075in" fo:margin-top="0in" fo:margin-bottom="0in" table:align="left"/>
    </style:style>
    <style:style style:name="Tablo21.A" style:family="table-column">
      <style:table-column-properties style:column-width="6.3438in"/>
    </style:style>
    <style:style style:name="Tablo21.1" style:family="table-row">
      <style:table-row-properties style:min-row-height="0.0313in" style:keep-together="true" fo:keep-together="auto"/>
    </style:style>
    <style:style style:name="Tablo21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1.5" style:family="table-row">
      <style:table-row-properties style:min-row-height="0.516in" style:keep-together="true" fo:keep-together="auto"/>
    </style:style>
    <style:style style:name="Tablo22" style:family="table">
      <style:table-properties style:width="6.3438in" fo:margin-left="-0.075in" fo:margin-top="0in" fo:margin-bottom="0in" table:align="left"/>
    </style:style>
    <style:style style:name="Tablo22.A" style:family="table-column">
      <style:table-column-properties style:column-width="6.3438in"/>
    </style:style>
    <style:style style:name="Tablo22.1" style:family="table-row">
      <style:table-row-properties style:min-row-height="0.1875in" style:keep-together="true" fo:keep-together="auto"/>
    </style:style>
    <style:style style:name="Tablo22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2.2" style:family="table-row">
      <style:table-row-properties style:min-row-height="0.3389in" style:keep-together="true" fo:keep-together="auto"/>
    </style:style>
    <style:style style:name="Tablo22.3" style:family="table-row">
      <style:table-row-properties style:min-row-height="0.0007in" style:keep-together="true" fo:keep-together="auto"/>
    </style:style>
    <style:style style:name="Tablo22.4" style:family="table-row">
      <style:table-row-properties style:min-row-height="0.1146in" style:keep-together="true" fo:keep-together="auto"/>
    </style:style>
    <style:style style:name="Tablo22.5" style:family="table-row">
      <style:table-row-properties style:min-row-height="0.0208in" style:keep-together="true" fo:keep-together="auto"/>
    </style:style>
    <style:style style:name="Tablo23" style:family="table">
      <style:table-properties style:width="6.3438in" fo:margin-left="-0.075in" fo:margin-top="0in" fo:margin-bottom="0in" table:align="left"/>
    </style:style>
    <style:style style:name="Tablo23.A" style:family="table-column">
      <style:table-column-properties style:column-width="6.3438in"/>
    </style:style>
    <style:style style:name="Tablo23.1" style:family="table-row">
      <style:table-row-properties style:min-row-height="0.1875in" style:keep-together="true" fo:keep-together="auto"/>
    </style:style>
    <style:style style:name="Tablo23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3.2" style:family="table-row">
      <style:table-row-properties style:min-row-height="0.3389in" style:keep-together="true" fo:keep-together="auto"/>
    </style:style>
    <style:style style:name="Tablo23.3" style:family="table-row">
      <style:table-row-properties style:min-row-height="0.0007in" style:keep-together="true" fo:keep-together="auto"/>
    </style:style>
    <style:style style:name="Tablo23.4" style:family="table-row">
      <style:table-row-properties style:min-row-height="0.1146in" style:keep-together="true" fo:keep-together="auto"/>
    </style:style>
    <style:style style:name="Tablo23.5" style:family="table-row">
      <style:table-row-properties style:min-row-height="0.0208in" style:keep-together="true" fo:keep-together="auto"/>
    </style:style>
    <style:style style:name="Tablo24" style:family="table">
      <style:table-properties style:width="6.3438in" fo:margin-left="-0.075in" fo:margin-top="0in" fo:margin-bottom="0in" table:align="left"/>
    </style:style>
    <style:style style:name="Tablo24.A" style:family="table-column">
      <style:table-column-properties style:column-width="6.3438in"/>
    </style:style>
    <style:style style:name="Tablo24.1" style:family="table-row">
      <style:table-row-properties style:min-row-height="0.1875in" style:keep-together="true" fo:keep-together="auto"/>
    </style:style>
    <style:style style:name="Tablo24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4.2" style:family="table-row">
      <style:table-row-properties style:min-row-height="0.3389in" style:keep-together="true" fo:keep-together="auto"/>
    </style:style>
    <style:style style:name="Tablo24.3" style:family="table-row">
      <style:table-row-properties style:min-row-height="0.0007in" style:keep-together="true" fo:keep-together="auto"/>
    </style:style>
    <style:style style:name="Tablo24.4" style:family="table-row">
      <style:table-row-properties style:min-row-height="0.1146in" style:keep-together="true" fo:keep-together="auto"/>
    </style:style>
    <style:style style:name="Tablo24.5" style:family="table-row">
      <style:table-row-properties style:min-row-height="0.0208in" style:keep-together="true" fo:keep-together="auto"/>
    </style:style>
    <style:style style:name="Tablo25" style:family="table">
      <style:table-properties style:width="6.3438in" fo:margin-left="-0.075in" fo:margin-top="0in" fo:margin-bottom="0in" table:align="left"/>
    </style:style>
    <style:style style:name="Tablo25.A" style:family="table-column">
      <style:table-column-properties style:column-width="6.3438in"/>
    </style:style>
    <style:style style:name="Tablo25.1" style:family="table-row">
      <style:table-row-properties style:min-row-height="0.1875in" style:keep-together="true" fo:keep-together="auto"/>
    </style:style>
    <style:style style:name="Tablo25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5.2" style:family="table-row">
      <style:table-row-properties style:min-row-height="0.3389in" style:keep-together="true" fo:keep-together="auto"/>
    </style:style>
    <style:style style:name="Tablo25.3" style:family="table-row">
      <style:table-row-properties style:min-row-height="0.0007in" style:keep-together="true" fo:keep-together="auto"/>
    </style:style>
    <style:style style:name="Tablo25.4" style:family="table-row">
      <style:table-row-properties style:min-row-height="0.1146in" style:keep-together="true" fo:keep-together="auto"/>
    </style:style>
    <style:style style:name="Tablo25.5" style:family="table-row">
      <style:table-row-properties style:min-row-height="0.0208in" style:keep-together="true" fo:keep-together="auto"/>
    </style:style>
    <style:style style:name="Tablo26" style:family="table">
      <style:table-properties style:width="6.3438in" fo:margin-left="-0.075in" fo:margin-top="0in" fo:margin-bottom="0in" table:align="left"/>
    </style:style>
    <style:style style:name="Tablo26.A" style:family="table-column">
      <style:table-column-properties style:column-width="6.3438in"/>
    </style:style>
    <style:style style:name="Tablo26.1" style:family="table-row">
      <style:table-row-properties style:min-row-height="0.1875in" style:keep-together="true" fo:keep-together="auto"/>
    </style:style>
    <style:style style:name="Tablo26.A1" style:family="table-cell">
      <style:table-cell-properties style:vertical-align="" fo:background-color="#ffffff" fo:padding-left="0.075in" fo:padding-right="0.075in" fo:padding-top="0in" fo:padding-bottom="0in" fo:border="0.0104in solid #00000a">
        <style:background-image/>
      </style:table-cell-properties>
    </style:style>
    <style:style style:name="Tablo26.2" style:family="table-row">
      <style:table-row-properties style:min-row-height="0.3389in" style:keep-together="true" fo:keep-together="auto"/>
    </style:style>
    <style:style style:name="Tablo26.3" style:family="table-row">
      <style:table-row-properties style:min-row-height="0.0007in" style:keep-together="true" fo:keep-together="auto"/>
    </style:style>
    <style:style style:name="Tablo26.4" style:family="table-row">
      <style:table-row-properties style:min-row-height="0.1146in" style:keep-together="true" fo:keep-together="auto"/>
    </style:style>
    <style:style style:name="Tablo26.5" style:family="table-row">
      <style:table-row-properties style:min-row-height="0.0208in" style:keep-together="true" fo:keep-together="auto"/>
    </style:style>
    <style:style style:name="P1" style:family="paragraph" style:parent-style-name="Standard">
      <style:paragraph-properties fo:margin-left="0in" fo:margin-right="0in" fo:margin-top="0in" fo:margin-bottom="0.139in" fo:line-height="0.1917in" fo:text-align="justify" style:justify-single-word="false" fo:orphans="0" fo:widows="0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139in" fo:line-height="0.1917in" fo:text-align="start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.139in" fo:line-height="0.1917in" fo:text-align="start" style:justify-single-word="false" fo:orphans="0" fo:widows="0" fo:text-indent="0in" style:auto-text-indent="false"/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P4" style:family="paragraph" style:parent-style-name="Standard">
      <style:paragraph-properties fo:margin-left="0in" fo:margin-right="0in" fo:margin-top="0in" fo:margin-bottom="0.139in" fo:line-height="0.1917in" fo:text-align="justify" style:justify-single-word="false" fo:orphans="0" fo:widows="0" fo:text-indent="0in" style:auto-text-indent="false"/>
      <style:text-properties fo:color="#00000a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style:style style:name="P5" style:family="paragraph" style:parent-style-name="Standard">
      <style:paragraph-properties fo:margin-left="0in" fo:margin-right="0in" fo:margin-top="0in" fo:margin-bottom="0.139in" fo:line-height="0.1917in" fo:text-align="start" style:justify-single-word="false" fo:hyphenation-ladder-count="no-limit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 fo:hyphenate="false" fo:hyphenation-remain-char-count="2" fo:hyphenation-push-char-count="2"/>
    </style:style>
    <style:style style:name="P6" style:family="paragraph" style:parent-style-name="Standard" style:master-page-name="Standard">
      <style:paragraph-properties fo:margin-left="0in" fo:margin-right="0in" fo:margin-top="0in" fo:margin-bottom="0.139in" fo:line-height="0.1917in" fo:text-align="justify" style:justify-single-word="false" fo:orphans="0" fo:widows="0" fo:text-indent="0in" style:auto-text-indent="false" style:page-number="auto"/>
    </style:style>
    <style:style style:name="P7" style:family="paragraph" style:parent-style-name="Standard">
      <style:paragraph-properties fo:margin-left="0in" fo:margin-right="0in" fo:margin-top="0.0693in" fo:margin-bottom="0.0799in" fo:line-height="0.1917in" fo:text-align="start" style:justify-single-word="false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.0693in" fo:margin-bottom="0.0799in" fo:line-height="0.1665in" fo:text-align="start" style:justify-single-word="false" fo:orphans="0" fo:widows="0" fo:text-indent="0in" style:auto-text-indent="false"/>
    </style:style>
    <style:style style:name="P9" style:family="paragraph" style:parent-style-name="Standard" style:list-style-name="L1">
      <style:paragraph-properties fo:margin-left="0in" fo:margin-right="0in" fo:margin-top="0.0693in" fo:margin-bottom="0.0799in" fo:line-height="0.1665in" fo:text-align="start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in" fo:margin-right="0in" fo:margin-top="0.0693in" fo:margin-bottom="0.0799in" fo:line-height="0.25in" fo:text-align="start" style:justify-single-word="false" fo:orphans="0" fo:widows="0" fo:text-indent="0in" style:auto-text-indent="false"/>
    </style:style>
    <style:style style:name="P11" style:family="paragraph" style:parent-style-name="Standard">
      <style:paragraph-properties fo:margin-left="0in" fo:margin-right="0in" fo:margin-top="0.0693in" fo:margin-bottom="0.0799in" fo:line-height="0.1665in" fo:text-align="start" style:justify-single-word="false" fo:orphans="0" fo:widows="0" fo:text-indent="0in" style:auto-text-indent="false"/>
      <style:text-properties fo:color="#00000a" style:text-position="0% 0%" fo:letter-spacing="normal"/>
    </style:style>
    <style:style style:name="P12" style:family="paragraph" style:parent-style-name="Standard">
      <style:paragraph-properties fo:margin-left="0in" fo:margin-right="0in" fo:margin-top="0in" fo:margin-bottom="0in" fo:line-height="0.1665in" fo:text-align="start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fo:letter-spacing="normal"/>
    </style:style>
    <style:style style:name="P14" style:family="paragraph" style:parent-style-name="Standard">
      <style:paragraph-properties fo:margin-left="0in" fo:margin-right="0in" fo:margin-top="0in" fo:margin-bottom="0in" fo:line-height="0.1665in" fo:text-align="start" style:justify-single-word="false" fo:hyphenation-ladder-count="no-limit" fo:text-indent="0in" style:auto-text-indent="false"/>
      <style:text-properties fo:color="#00000a" style:text-position="0% 0%" fo:letter-spacing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in" fo:line-height="0.1665in" fo:text-align="start" style:justify-single-word="false" fo:orphans="0" fo:widows="0" fo:text-indent="0in" style:auto-text-indent="false"/>
      <style:text-properties fo:color="#00000a" style:text-position="0% 0%" fo:letter-spacing="normal"/>
    </style:style>
    <style:style style:name="P16" style:family="paragraph" style:parent-style-name="Standard">
      <style:paragraph-properties fo:margin-left="0in" fo:margin-right="0in" fo:margin-top="0in" fo:margin-bottom="0in" fo:line-height="0.1665in" fo:text-align="start" style:justify-single-word="false" fo:hyphenation-ladder-count="no-limit" fo:text-indent="0in" style:auto-text-indent="false"/>
      <style:text-properties fo:font-weight="bold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.0693in" fo:margin-bottom="0in" fo:line-height="0.1917in" fo:text-align="start" style:justify-single-word="false" fo:orphans="0" fo:widows="0" fo:text-indent="0in" style:auto-text-indent="false"/>
    </style:style>
    <style:style style:name="P18" style:family="paragraph" style:parent-style-name="Standard">
      <style:paragraph-properties fo:margin-left="0in" fo:margin-right="0in" fo:margin-top="0.0693in" fo:margin-bottom="0in" fo:line-height="0.1665in" fo:text-align="start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in" fo:margin-right="0in" fo:margin-top="0.0835in" fo:margin-bottom="0.0835in" fo:line-height="0.25in" fo:text-align="justify" style:justify-single-word="false" fo:keep-together="always" fo:orphans="0" fo:widows="0" fo:text-indent="0in" style:auto-text-indent="false" fo:keep-with-next="always"/>
    </style:style>
    <style:style style:name="P20" style:family="paragraph" style:parent-style-name="Standard">
      <style:paragraph-properties fo:margin-left="0in" fo:margin-right="0in" fo:margin-top="0.0835in" fo:margin-bottom="0.0835in" fo:line-height="0.25in" fo:text-align="justify" style:justify-single-word="false" fo:keep-together="always" fo:orphans="0" fo:widows="0" fo:text-indent="0in" style:auto-text-indent="false" fo:keep-with-next="always"/>
      <style:text-properties fo:color="#000000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style:style style:name="P21" style:family="paragraph" style:parent-style-name="Standard">
      <style:paragraph-properties fo:margin-left="0in" fo:margin-right="0in" fo:margin-top="0.0835in" fo:margin-bottom="0.0835in" fo:line-height="0.25in" fo:text-align="justify" style:justify-single-word="false" fo:keep-together="always" fo:orphans="0" fo:widows="0" fo:hyphenation-ladder-count="no-limit" fo:text-indent="0in" style:auto-text-indent="false" fo:keep-with-next="always"/>
      <style:text-properties fo:color="#000000" style:text-position="0% 0%" style:font-name="Times New Roman" fo:font-size="12pt" fo:letter-spacing="normal" fo:font-weight="bold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835in" fo:margin-bottom="0.0835in" fo:line-height="0.25in" fo:text-align="justify" style:justify-single-word="false" fo:orphans="0" fo:widows="0" fo:text-indent="0in" style:auto-text-indent="false"/>
    </style:style>
    <style:style style:name="P23" style:family="paragraph" style:parent-style-name="Standard">
      <style:paragraph-properties fo:margin-left="0in" fo:margin-right="0in" fo:margin-top="0.0835in" fo:margin-bottom="0.0835in" fo:line-height="0.25in" fo:text-align="justify" style:justify-single-word="false" fo:orphans="0" fo:widows="0" fo:hyphenation-ladder-count="no-limit" fo:text-indent="0in" style:auto-text-indent="false"/>
      <style:text-properties fo:color="#000000" style:text-position="0% 0%" style:font-name="Times New Roman" fo:font-size="12pt" fo:letter-spacing="normal" fo:font-weight="bold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799in" fo:margin-bottom="0.0799in" fo:line-height="0.1665in" fo:text-align="start" style:justify-single-word="false" fo:orphans="0" fo:widows="0" fo:text-indent="0in" style:auto-text-indent="false"/>
    </style:style>
    <style:style style:name="P25" style:family="paragraph" style:parent-style-name="Standard" style:list-style-name="WWNum272">
      <style:paragraph-properties fo:margin-top="0in" fo:margin-bottom="0in" fo:line-height="0.1665in" fo:text-align="justify" style:justify-single-word="false" fo:orphans="0" fo:widows="0"/>
    </style:style>
    <style:style style:name="P26" style:family="paragraph" style:parent-style-name="Standard" style:list-style-name="WWNum9">
      <style:paragraph-properties fo:margin-left="0.5in" fo:margin-right="0in" fo:margin-top="0in" fo:margin-bottom="0in" fo:line-height="0.1917in" fo:text-align="start" style:justify-single-word="false" fo:orphans="0" fo:widows="0" fo:text-indent="-0.25in" style:auto-text-indent="false"/>
    </style:style>
    <style:style style:name="P27" style:family="paragraph" style:parent-style-name="Standard" style:list-style-name="WWNum32">
      <style:paragraph-properties fo:margin-left="0.5in" fo:margin-right="0in" fo:margin-top="0in" fo:margin-bottom="0in" fo:line-height="0.1917in" fo:text-align="start" style:justify-single-word="false" fo:orphans="0" fo:widows="0" fo:text-indent="-0.25in" style:auto-text-indent="false"/>
    </style:style>
    <style:style style:name="P28" style:family="paragraph" style:parent-style-name="Standard" style:list-style-name="WWNum197">
      <style:paragraph-properties fo:margin-left="0.5in" fo:margin-right="0in" fo:margin-top="0in" fo:margin-bottom="0in" fo:line-height="0.1665in" fo:text-align="justify" style:justify-single-word="false" fo:orphans="0" fo:widows="0" fo:text-indent="-0.25in" style:auto-text-indent="false"/>
    </style:style>
    <style:style style:name="P29" style:family="paragraph" style:parent-style-name="Standard" style:list-style-name="WWNum216">
      <style:paragraph-properties fo:margin-left="0.5in" fo:margin-right="0in" fo:margin-top="0in" fo:margin-bottom="0in" fo:line-height="0.1665in" fo:text-align="justify" style:justify-single-word="false" fo:orphans="0" fo:widows="0" fo:text-indent="-0.25in" style:auto-text-indent="false"/>
    </style:style>
    <style:style style:name="P30" style:family="paragraph" style:parent-style-name="Standard" style:list-style-name="WWNum234">
      <style:paragraph-properties fo:margin-left="0.5in" fo:margin-right="0in" fo:margin-top="0in" fo:margin-bottom="0in" fo:line-height="0.1665in" fo:text-align="justify" style:justify-single-word="false" fo:orphans="0" fo:widows="0" fo:text-indent="-0.25in" style:auto-text-indent="false"/>
    </style:style>
    <style:style style:name="P31" style:family="paragraph" style:parent-style-name="Standard" style:list-style-name="WWNum253">
      <style:paragraph-properties fo:margin-left="0.5in" fo:margin-right="0in" fo:margin-top="0in" fo:margin-bottom="0in" fo:line-height="0.1665in" fo:text-align="justify" style:justify-single-word="false" fo:orphans="0" fo:widows="0" fo:text-indent="-0.25in" style:auto-text-indent="false"/>
    </style:style>
    <style:style style:name="P32" style:family="paragraph" style:parent-style-name="Standard" style:list-style-name="WWNum272">
      <style:paragraph-properties fo:margin-left="0.5in" fo:margin-right="0in" fo:margin-top="0in" fo:margin-bottom="0in" fo:line-height="0.1665in" fo:text-align="justify" style:justify-single-word="false" fo:orphans="0" fo:widows="0" fo:text-indent="-0.25in" style:auto-text-indent="false"/>
    </style:style>
    <style:style style:name="P33" style:family="paragraph" style:parent-style-name="Standard" style:list-style-name="WWNum272">
      <style:paragraph-properties fo:margin-left="0.5in" fo:margin-right="0in" fo:margin-top="0in" fo:margin-bottom="0in" fo:line-height="0.1665in" fo:text-align="justify" style:justify-single-word="false" fo:orphans="0" fo:widows="0" fo:text-indent="-0.25in" style:auto-text-indent="false"/>
      <style:text-properties fo:font-weight="normal" style:font-weight-asian="normal" style:font-weight-complex="normal"/>
    </style:style>
    <style:style style:name="P34" style:family="paragraph" style:parent-style-name="Standard" style:list-style-name="WWNum9">
      <style:paragraph-properties fo:margin-left="0.5in" fo:margin-right="0in" fo:margin-top="0.0693in" fo:margin-bottom="0.1402in" fo:line-height="0.1917in" fo:text-align="start" style:justify-single-word="false" fo:orphans="0" fo:widows="0" fo:text-indent="-0.25in" style:auto-text-indent="false"/>
    </style:style>
    <style:style style:name="P35" style:family="paragraph" style:parent-style-name="Standard" style:list-style-name="WWNum32">
      <style:paragraph-properties fo:margin-left="0.5in" fo:margin-right="0in" fo:margin-top="0.0693in" fo:margin-bottom="0.1402in" fo:line-height="0.1917in" fo:text-align="start" style:justify-single-word="false" fo:orphans="0" fo:widows="0" fo:text-indent="-0.25in" style:auto-text-indent="false"/>
    </style:style>
    <style:style style:name="P36" style:family="paragraph" style:parent-style-name="Standard" style:list-style-name="WWNum124">
      <style:paragraph-properties fo:margin-left="0.5in" fo:margin-right="0in" fo:margin-top="0.0693in" fo:margin-bottom="0.0799in" fo:line-height="0.1665in" fo:text-align="justify" style:justify-single-word="false" fo:orphans="0" fo:widows="0" fo:text-indent="-0.25in" style:auto-text-indent="false"/>
    </style:style>
    <style:style style:name="P37" style:family="paragraph" style:parent-style-name="Standard" style:list-style-name="WWNum147">
      <style:paragraph-properties fo:margin-left="0.5in" fo:margin-right="0in" fo:margin-top="0.0693in" fo:margin-bottom="0.0799in" fo:line-height="0.1665in" fo:text-align="justify" style:justify-single-word="false" fo:orphans="0" fo:widows="0" fo:text-indent="-0.25in" style:auto-text-indent="false"/>
    </style:style>
    <style:style style:name="P38" style:family="paragraph" style:parent-style-name="Standard">
      <style:paragraph-properties fo:margin-left="0in" fo:margin-right="0in" fo:margin-top="0in" fo:margin-bottom="0.139in" fo:line-height="0.1917in" fo:text-align="justify" style:justify-single-word="false" fo:orphans="0" fo:widows="0" fo:hyphenation-ladder-count="no-limit" fo:text-indent="0.1972in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in" fo:margin-bottom="0.139in" fo:line-height="0.178in" fo:text-align="justify" style:justify-single-word="false" fo:orphans="0" fo:widows="0" fo:hyphenation-ladder-count="no-limit" fo:text-indent="0.1972in" style:auto-text-indent="false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.139in" fo:line-height="0.1665in" fo:text-align="justify" style:justify-single-word="false" fo:orphans="0" fo:widows="0" fo:hyphenation-ladder-count="no-limit" fo:text-indent="0.1972in" style:auto-text-indent="false"/>
      <style:text-properties fo:color="#00000a" style:text-position="0% 0%" fo:letter-spacing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in" fo:margin-bottom="0.139in" fo:line-height="0.1917in" fo:text-align="justify" style:justify-single-word="false" fo:orphans="0" fo:widows="0" fo:text-indent="0.1972in" style:auto-text-indent="false"/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P42" style:family="paragraph" style:parent-style-name="Standard" style:list-style-name="WWNum54">
      <style:paragraph-properties fo:margin-left="0.4472in" fo:margin-right="0in" fo:margin-top="0.0799in" fo:margin-bottom="0.0799in" fo:line-height="0.1917in" fo:text-align="justify" style:justify-single-word="false" fo:orphans="0" fo:widows="0" fo:text-indent="-0.25in" style:auto-text-indent="false"/>
    </style:style>
    <style:style style:name="P43" style:family="paragraph" style:parent-style-name="Standard" style:list-style-name="WWNum78">
      <style:paragraph-properties fo:margin-left="0.4472in" fo:margin-right="0in" fo:margin-top="0.0799in" fo:margin-bottom="0.0799in" fo:line-height="0.1917in" fo:text-align="justify" style:justify-single-word="false" fo:orphans="0" fo:widows="0" fo:text-indent="-0.25in" style:auto-text-indent="false"/>
    </style:style>
    <style:style style:name="P44" style:family="paragraph" style:parent-style-name="Standard" style:list-style-name="WWNum98">
      <style:paragraph-properties fo:margin-left="0.4472in" fo:margin-right="0in" fo:margin-top="0.0799in" fo:margin-bottom="0.0799in" fo:line-height="0.1917in" fo:text-align="justify" style:justify-single-word="false" fo:orphans="0" fo:widows="0" fo:text-indent="-0.25in" style:auto-text-indent="false"/>
    </style:style>
    <style:style style:name="P45" style:family="paragraph" style:parent-style-name="Standard" style:list-style-name="WWNum117">
      <style:paragraph-properties fo:margin-left="0.4472in" fo:margin-right="0in" fo:margin-top="0.0799in" fo:margin-bottom="0.0799in" fo:line-height="0.1917in" fo:text-align="justify" style:justify-single-word="false" fo:orphans="0" fo:widows="0" fo:text-indent="-0.25in" style:auto-text-indent="false"/>
    </style:style>
    <style:style style:name="P46" style:family="paragraph" style:parent-style-name="Standard" style:list-style-name="WWNum138">
      <style:paragraph-properties fo:margin-left="0.4472in" fo:margin-right="0in" fo:margin-top="0.0799in" fo:margin-bottom="0.0799in" fo:line-height="0.1917in" fo:text-align="justify" style:justify-single-word="false" fo:orphans="0" fo:widows="0" fo:text-indent="-0.25in" style:auto-text-indent="false"/>
    </style:style>
    <style:style style:name="P47" style:family="paragraph" style:parent-style-name="Standard" style:list-style-name="WWNum158">
      <style:paragraph-properties fo:margin-left="0.4472in" fo:margin-right="0in" fo:margin-top="0.0799in" fo:margin-bottom="0.0799in" fo:line-height="0.1917in" fo:text-align="justify" style:justify-single-word="false" fo:orphans="0" fo:widows="0" fo:text-indent="-0.25in" style:auto-text-indent="false"/>
    </style:style>
    <style:style style:name="P48" style:family="paragraph" style:parent-style-name="Standard" style:list-style-name="WWNum178">
      <style:paragraph-properties fo:margin-left="0.4472in" fo:margin-right="0in" fo:margin-top="0.0799in" fo:margin-bottom="0.0799in" fo:line-height="0.1917in" fo:text-align="justify" style:justify-single-word="false" fo:orphans="0" fo:widows="0" fo:text-indent="-0.25in" style:auto-text-indent="false"/>
    </style:style>
    <style:style style:name="P49" style:family="paragraph" style:parent-style-name="Standard">
      <style:paragraph-properties fo:margin-left="0.1972in" fo:margin-right="0in" fo:margin-top="0.0693in" fo:margin-bottom="0.0799in" fo:line-height="0.1665in" fo:text-align="start" style:justify-single-word="false" fo:orphans="0" fo:widows="0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1" style:family="text">
      <style:text-properties fo:color="#00000a" style:text-position="0% 0%" fo:letter-spacing="normal"/>
    </style:style>
    <style:style style:name="T2" style:family="text"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T3" style:family="text">
      <style:text-properties fo:color="#00000a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style:style style:name="T4" style:family="text">
      <style:text-properties fo:color="#00000a" style:text-position="0% 0%" style:font-name="Times New Roman" fo:font-size="12pt" fo:letter-spacing="normal" fo:font-weight="bold" style:font-name-asian="Times New Roman1" style:font-size-asian="12pt" style:font-weight-asian="bold" style:font-name-complex="Times New Roman1" style:font-weight-complex="normal"/>
    </style:style>
    <style:style style:name="T5" style:family="text">
      <style:text-properties fo:color="#00000a" style:text-position="0% 0%" style:font-name="Times New Roman" fo:font-size="12pt" fo:letter-spacing="normal" fo:font-weight="bold" style:font-name-asian="Times New Roman1" style:font-size-asian="12pt" style:font-weight-asian="bold" style:font-name-complex="Times New Roman1" style:font-weight-complex="bold"/>
    </style:style>
    <style:style style:name="T6" style:family="text">
      <style:text-properties fo:color="#00000a" style:text-position="0% 0%" style:font-name="Times New Roman" fo:font-size="12pt" fo:letter-spacing="normal" fo:font-weight="normal" style:font-name-asian="Times New Roman1" style:font-size-asian="12pt" style:font-weight-asian="normal" style:font-name-complex="Times New Roman1" style:font-weight-complex="normal"/>
    </style:style>
    <style:style style:name="T7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8" style:family="text">
      <style:text-properties fo:color="#000000" style:text-position="0% 0%" style:font-name="Times New Roman" fo:font-size="12pt" fo:letter-spacing="normal" fo:font-weight="bold" style:font-name-asian="Times New Roman1" style:font-size-asian="12pt" style:font-weight-asian="bold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Use case 1</text:span></text:p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7"><text:span text:style-name="T3">Use case name:</text:span><text:span text:style-name="T2"> Sign-up</text:span></text:p>
          </table:table-cell>
        </table:table-row>
        <table:table-row table:style-name="Tablo1.1">
          <table:table-cell table:style-name="Tablo1.A1" office:value-type="string">
            <text:p text:style-name="P7"><text:span text:style-name="T3">Participant actors: </text:span><text:span text:style-name="T2">Costumer, Distributor</text:span></text:p>
          </table:table-cell>
        </table:table-row>
        <table:table-row table:style-name="Tablo1.1">
          <table:table-cell table:style-name="Tablo1.A1" office:value-type="string">
            <text:p text:style-name="P17"><text:span text:style-name="T3">Flow of events: </text:span></text:p>
            <text:list xml:id="list8051206833365893997" text:style-name="WWNum9">
              <text:list-item>
                <text:p text:style-name="P26"><text:span text:style-name="T2">Actor enter to the site.</text:span></text:p>
              </text:list-item>
              <text:list-item>
                <text:p text:style-name="P26"><text:span text:style-name="T2">Actor clicks "Sign-up" button.</text:span></text:p>
              </text:list-item>
              <text:list-item>
                <text:p text:style-name="P26"><text:span text:style-name="T2">Site responds by displaying the Sign-up screen.</text:span></text:p>
              </text:list-item>
              <text:list-item>
                <text:p text:style-name="P26"><text:span text:style-name="T2">Actor enters all required fields.</text:span></text:p>
              </text:list-item>
              <text:list-item>
                <text:p text:style-name="P26"><text:span text:style-name="T2">Actor clicks "Sign-up" button.</text:span></text:p>
              </text:list-item>
              <text:list-item>
                <text:p text:style-name="P34"><text:span text:style-name="T2">System inserts the information to the database which is provided by User .</text:span></text:p>
              </text:list-item>
              <text:list-item>
                <text:p text:style-name="P26"><text:span text:style-name="T2">System redirecting distributor to login page.</text:span></text:p>
              </text:list-item>
            </text:list>
          </table:table-cell>
        </table:table-row>
        <table:table-row table:style-name="Tablo1.1">
          <table:table-cell table:style-name="Tablo1.A1" office:value-type="string">
            <text:p text:style-name="P38"><text:span text:style-name="T3">Entry Condition:</text:span><text:span text:style-name="T2"> Actor visits the URL page of the system.</text:span></text:p>
          </table:table-cell>
        </table:table-row>
        <table:table-row table:style-name="Tablo1.5">
          <table:table-cell table:style-name="Tablo1.A1" office:value-type="string">
            <text:p text:style-name="P38"><text:span text:style-name="T3">Exit Condition:</text:span><text:span text:style-name="T2"> Actor clicks "Sign-up" button and entered information should be correct.</text:span></text:p>
          </table:table-cell>
        </table:table-row>
        <table:table-row table:style-name="Tablo1.6">
          <table:table-cell table:style-name="Tablo1.A1" office:value-type="string">
            <text:p text:style-name="P39"><text:span text:style-name="T3">Quality Requirements:</text:span><text:span text:style-name="T2"> </text:span></text:p>
            <text:p text:style-name="P39"><text:span text:style-name="T2">1. If Actor leaves one or more fields empty, system displays a warning message, like "This area cannot be empty.”</text:span></text:p>
            <text:p text:style-name="P39"><text:span text:style-name="T2">2 .The information that user entered is checking and verified by the system in real-time</text:span></text:p>
            <text:p text:style-name="P4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<text:span text:style-name="T3">Use case 2</text:span></text:p>
      <text:p text:style-name="P3"/>
      <table:table table:name="Tablo2" table:style-name="Tablo2">
        <table:table-column table:style-name="Tablo2.A"/>
        <table:table-row table:style-name="Tablo2.1">
          <table:table-cell table:style-name="Tablo2.A1" office:value-type="string">
            <text:p text:style-name="P7"><text:span text:style-name="T3">Use case name:</text:span><text:span text:style-name="T2"> Sign-in</text:span></text:p>
          </table:table-cell>
        </table:table-row>
        <table:table-row table:style-name="Tablo2.1">
          <table:table-cell table:style-name="Tablo2.A1" office:value-type="string">
            <text:p text:style-name="P7"><text:span text:style-name="T3">Participant actors: </text:span><text:span text:style-name="T2">All Actors</text:span></text:p>
          </table:table-cell>
        </table:table-row>
        <table:table-row table:style-name="Tablo2.1">
          <table:table-cell table:style-name="Tablo2.A1" office:value-type="string">
            <text:p text:style-name="P17"><text:span text:style-name="T3">Flow of events: </text:span></text:p>
            <text:list xml:id="list4371852050626868899" text:style-name="WWNum32">
              <text:list-item>
                <text:p text:style-name="P27"><text:span text:style-name="T2">Actor goes on sign-in page.</text:span></text:p>
              </text:list-item>
              <text:list-item>
                <text:p text:style-name="P27"><text:span text:style-name="T2">System responds by displaying the login screen of the application.</text:span></text:p>
              </text:list-item>
              <text:list-item>
                <text:p text:style-name="P27"><text:span text:style-name="T2">Actor enters username and password to the login fields.</text:span></text:p>
              </text:list-item>
              <text:list-item>
                <text:p text:style-name="P27"><text:span text:style-name="T2">Actor clicks "Login" button.</text:span></text:p>
              </text:list-item>
              <text:list-item>
                <text:p text:style-name="P35"><text:span text:style-name="T2">If the username and password match with the username and password which is stored in database. User authenticates.</text:span></text:p>
              </text:list-item>
              <text:list-item>
                <text:p text:style-name="P27"><text:span text:style-name="T2">System fetches the dashboard of student.</text:span></text:p>
              </text:list-item>
            </text:list>
          </table:table-cell>
        </table:table-row>
        <table:table-row table:style-name="Tablo2.1">
          <table:table-cell table:style-name="Tablo2.A1" office:value-type="string">
            <text:p text:style-name="P38"><text:span text:style-name="T3">Entry Condition:</text:span><text:span text:style-name="T2"> Actor visits the URL page of the system.</text:span></text:p>
          </table:table-cell>
        </table:table-row>
        <table:table-row table:style-name="Tablo2.5">
          <table:table-cell table:style-name="Tablo2.A1" office:value-type="string">
            <text:p text:style-name="P38"><text:span text:style-name="T3">Exit Condition:</text:span><text:span text:style-name="T2"> Actor clicks "Sign-in" button and entered information should be correct.</text:span></text:p>
          </table:table-cell>
        </table:table-row>
        <table:table-row table:style-name="Tablo2.5">
          <table:table-cell table:style-name="Tablo2.A1" office:value-type="string">
            <text:p text:style-name="P39"><text:span text:style-name="T3">Quality Requirements:</text:span><text:span text:style-name="T2"> </text:span></text:p>
            <text:p text:style-name="P39"><text:span text:style-name="T2">1 . If Actor leaves one or more fields empty, system displays a warning message, like "This area cannot be empty.”</text:span></text:p>
            <text:p text:style-name="P39"><text:span text:style-name="T2">2 . If the information’s checked from database are not true, system displays a warning message, like "Wrong username or password, please retry.”</text:span></text:p>
            <text:p text:style-name="P40"/>
          </table:table-cell>
        </table:table-row>
      </table:table>
      <text:p text:style-name="P3"/>
      <text:p text:style-name="P3"/>
      <text:p text:style-name="P3"/>
      <text:p text:style-name="P19"><text:span text:style-name="T8">Use Case 3</text:span></text:p>
      <table:table table:name="Tablo3" table:style-name="Tablo3">
        <table:table-column table:style-name="Tablo3.A"/>
        <table:table-row table:style-name="Tablo3.1">
          <table:table-cell table:style-name="Tablo3.A1" office:value-type="string">
            <text:p text:style-name="P8"><text:span text:style-name="T3">Use Case Name: </text:span><text:span text:style-name="T2">Send Brand Page Info</text:span></text:p>
          </table:table-cell>
        </table:table-row>
        <table:table-row table:style-name="Tablo3.2">
          <table:table-cell table:style-name="Tablo3.A1" office:value-type="string">
            <text:p text:style-name="P10"><text:span text:style-name="T3">Participant actor instances:</text:span><text:span text:style-name="T2"> Distributor</text:span></text:p>
          </table:table-cell>
        </table:table-row>
        <table:table-row table:style-name="Tablo3.3">
          <table:table-cell table:style-name="Tablo3.A1" office:value-type="string">
            <text:p text:style-name="P8"><text:span text:style-name="T3">Flow of events: </text:span></text:p>
            <text:list xml:id="list8410221190745200839" text:style-name="WWNum54">
              <text:list-item>
                <text:p text:style-name="P42"><text:span text:style-name="T2">This event starts with Distributor's click to the Brand Info Settings button.</text:span></text:p>
              </text:list-item>
              <text:list-item>
                <text:p text:style-name="P42"><text:span text:style-name="T2">Distributor is directed to the Brand Info Settings .</text:span></text:p>
              </text:list-item>
              <text:list-item>
                <text:p text:style-name="P42"><text:soft-page-break/><text:span text:style-name="T2">Distributor sets the info page of the brand.</text:span></text:p>
              </text:list-item>
              <text:list-item>
                <text:p text:style-name="P42"><text:span text:style-name="T2">Distributor clicks done</text:span></text:p>
              </text:list-item>
              <text:list-item>
                <text:p text:style-name="P42"><text:span text:style-name="T2">Brand Page Info inserted to the database and waiting for approval by manager.</text:span></text:p>
              </text:list-item>
            </text:list>
          </table:table-cell>
        </table:table-row>
        <table:table-row table:style-name="Tablo3.4">
          <table:table-cell table:style-name="Tablo3.A1" office:value-type="string">
            <text:p text:style-name="P24"><text:span text:style-name="T3">Entry Condition:</text:span><text:span text:style-name="T2"> Distributor should be signed-in. </text:span></text:p>
          </table:table-cell>
        </table:table-row>
        <table:table-row table:style-name="Tablo3.5">
          <table:table-cell table:style-name="Tablo3.A1" office:value-type="string">
            <text:p text:style-name="P8"><text:span text:style-name="T3">Exit Condition:</text:span><text:span text:style-name="T2"> A request is created. Or alternatively empty one is created.</text:span></text:p>
          </table:table-cell>
        </table:table-row>
        <table:table-row table:style-name="Tablo3.6">
          <table:table-cell table:style-name="Tablo3.A1" office:value-type="string">
            <text:p text:style-name="P49"/>
          </table:table-cell>
        </table:table-row>
        <table:table-row table:style-name="Tablo3.7">
          <table:table-cell table:style-name="Tablo3.A1" office:value-type="string">
            <text:p text:style-name="P8"><text:span text:style-name="T3">Quality Requirement: </text:span></text:p>
            <text:p text:style-name="P8"><text:span text:style-name="T3">1. <text:s/></text:span><text:span text:style-name="T2">System response to the actor arrives in a few seconds.</text:span></text:p>
            <text:p text:style-name="P11"/>
          </table:table-cell>
        </table:table-row>
      </table:table>
      <text:p text:style-name="P5"/>
      <text:p text:style-name="P5"/>
      <text:p text:style-name="P19"><text:span text:style-name="T8">Use Case 4</text:span></text:p>
      <table:table table:name="Tablo4" table:style-name="Tablo4">
        <table:table-column table:style-name="Tablo4.A"/>
        <table:table-row table:style-name="Tablo4.1">
          <table:table-cell table:style-name="Tablo4.A1" office:value-type="string">
            <text:p text:style-name="P8"><text:span text:style-name="T3">Use Case Name: </text:span><text:span text:style-name="T2">List Product</text:span></text:p>
          </table:table-cell>
        </table:table-row>
        <table:table-row table:style-name="Tablo4.2">
          <table:table-cell table:style-name="Tablo4.A1" office:value-type="string">
            <text:p text:style-name="P10"><text:span text:style-name="T3">Participant actor instances:</text:span><text:span text:style-name="T2"> Customer</text:span></text:p>
          </table:table-cell>
        </table:table-row>
        <table:table-row table:style-name="Tablo4.3">
          <table:table-cell table:style-name="Tablo4.A1" office:value-type="string">
            <text:p text:style-name="P8"><text:span text:style-name="T3">Flow of events: </text:span></text:p>
            <text:list xml:id="list6584383548080248837" text:style-name="WWNum78">
              <text:list-item>
                <text:p text:style-name="P43"><text:span text:style-name="T2">This event starts with Customer’s typing in search bar and click to the search button.</text:span></text:p>
              </text:list-item>
              <text:list-item>
                <text:p text:style-name="P43"><text:span text:style-name="T2">System check the database if the searched string is in it.</text:span></text:p>
              </text:list-item>
              <text:list-item>
                <text:p text:style-name="P43"><text:span text:style-name="T2">System shows to Customer the product list as searched.</text:span></text:p>
              </text:list-item>
              <text:list-item>
                <text:p text:style-name="P43"><text:span text:style-name="T2">Customer clicks any categories he/she desires.</text:span></text:p>
              </text:list-item>
              <text:list-item>
                <text:p text:style-name="P43"><text:span text:style-name="T2">System shows the customer the detail of the product.</text:span></text:p>
              </text:list-item>
            </text:list>
          </table:table-cell>
        </table:table-row>
        <table:table-row table:style-name="Tablo4.4">
          <table:table-cell table:style-name="Tablo4.A1" office:value-type="string">
            <text:p text:style-name="P24"><text:span text:style-name="T3">Entry Condition:</text:span><text:span text:style-name="T2"> </text:span></text:p>
          </table:table-cell>
        </table:table-row>
        <table:table-row table:style-name="Tablo4.5">
          <table:table-cell table:style-name="Tablo4.A1" office:value-type="string">
            <text:p text:style-name="P8"><text:span text:style-name="T3">Exit Condition:</text:span><text:span text:style-name="T2"> Products listed</text:span></text:p>
          </table:table-cell>
        </table:table-row>
        <table:table-row table:style-name="Tablo4.5">
          <table:table-cell table:style-name="Tablo4.A1" office:value-type="string">
            <text:p text:style-name="P8"><text:span text:style-name="T3">Quality Requirement: </text:span></text:p>
            <text:p text:style-name="P8"><text:span text:style-name="T3">1. <text:s/></text:span><text:span text:style-name="T2">System response to the actor arrives in a few seconds.</text:span></text:p>
          </table:table-cell>
        </table:table-row>
      </table:table>
      <text:p text:style-name="P41"/>
      <text:p text:style-name="P41"/>
      <text:p text:style-name="P19"><text:span text:style-name="T8"/></text:p>
      <text:p text:style-name="P22"><text:span text:style-name="T8"/></text:p>
      <text:p text:style-name="P22"><text:soft-page-break/><text:span text:style-name="T8">Use Case 5</text:span></text:p>
      <table:table table:name="Tablo5" table:style-name="Tablo5">
        <table:table-column table:style-name="Tablo5.A"/>
        <table:table-row table:style-name="Tablo5.1">
          <table:table-cell table:style-name="Tablo5.A1" office:value-type="string">
            <text:p text:style-name="P8"><text:span text:style-name="T3">Use Case Name: </text:span><text:span text:style-name="T2">Select Product</text:span></text:p>
          </table:table-cell>
        </table:table-row>
        <table:table-row table:style-name="Tablo5.2">
          <table:table-cell table:style-name="Tablo5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5.3">
          <table:table-cell table:style-name="Tablo5.A1" office:value-type="string">
            <text:p text:style-name="P8"><text:span text:style-name="T3">Flow of events: </text:span></text:p>
            <text:list xml:id="list2942052936711392634" text:style-name="WWNum98">
              <text:list-item>
                <text:p text:style-name="P44"><text:span text:style-name="T2">This event starts with Customer's click to a product.</text:span></text:p>
              </text:list-item>
              <text:list-item>
                <text:p text:style-name="P44"><text:span text:style-name="T2"><text:s/>System shows the customer the detail of the product.</text:span></text:p>
              </text:list-item>
              <text:list-item>
                <text:p text:style-name="P44"><text:span text:style-name="T6">System put customer to the Select Quantity or Select Weight use case.</text:span></text:p>
              </text:list-item>
            </text:list>
          </table:table-cell>
        </table:table-row>
        <table:table-row table:style-name="Tablo5.4">
          <table:table-cell table:style-name="Tablo5.A1" office:value-type="string">
            <text:p text:style-name="P24"><text:span text:style-name="T3">Entry Condition:</text:span><text:span text:style-name="T2"> </text:span></text:p>
          </table:table-cell>
        </table:table-row>
        <table:table-row table:style-name="Tablo5.5">
          <table:table-cell table:style-name="Tablo5.A1" office:value-type="string">
            <text:p text:style-name="P8"><text:span text:style-name="T3">Exit Condition:</text:span><text:span text:style-name="T2"> Product selected</text:span></text:p>
          </table:table-cell>
        </table:table-row>
        <table:table-row table:style-name="Tablo5.5">
          <table:table-cell table:style-name="Tablo5.A1" office:value-type="string">
            <text:p text:style-name="P8"><text:span text:style-name="T3">Quality Requirement: </text:span></text:p>
            <text:p text:style-name="P8"><text:span text:style-name="T3">1. <text:s/></text:span><text:span text:style-name="T2">System response to the actor arrives in a few seconds.</text:span></text:p>
          </table:table-cell>
        </table:table-row>
      </table:table>
      <text:p text:style-name="P20"/>
      <text:p text:style-name="P19"><text:span text:style-name="T8">Use Case 6</text:span></text:p>
      <table:table table:name="Tablo6" table:style-name="Tablo6">
        <table:table-column table:style-name="Tablo6.A"/>
        <table:table-row table:style-name="Tablo6.1">
          <table:table-cell table:style-name="Tablo6.A1" office:value-type="string">
            <text:p text:style-name="P8"><text:span text:style-name="T3">Use Case Name: </text:span><text:span text:style-name="T2">Add Shopping Cat</text:span></text:p>
          </table:table-cell>
        </table:table-row>
        <table:table-row table:style-name="Tablo6.2">
          <table:table-cell table:style-name="Tablo6.A1" office:value-type="string">
            <text:p text:style-name="P10"><text:span text:style-name="T3">Participant actor instances: </text:span><text:span text:style-name="T2">Customer </text:span></text:p>
          </table:table-cell>
        </table:table-row>
        <table:table-row table:style-name="Tablo6.3">
          <table:table-cell table:style-name="Tablo6.A1" office:value-type="string">
            <text:p text:style-name="P8"><text:span text:style-name="T3">Flow of events: </text:span></text:p>
            <text:list xml:id="list1405899320976299306" text:style-name="WWNum117">
              <text:list-item>
                <text:p text:style-name="P45"><text:span text:style-name="T2">This event starts with Customer's click to a product.</text:span></text:p>
              </text:list-item>
              <text:list-item>
                <text:p text:style-name="P45"><text:span text:style-name="T2"><text:s/>System shows the customer the detail of the product.</text:span></text:p>
              </text:list-item>
              <text:list-item>
                <text:p text:style-name="P45"><text:span text:style-name="T2"><text:s/>Customer selects the quantity or weight.</text:span></text:p>
              </text:list-item>
              <text:list-item>
                <text:p text:style-name="P45"><text:span text:style-name="T2">System checks from database if the product is out of stock or not.</text:span></text:p>
              </text:list-item>
              <text:list-item>
                <text:p text:style-name="P45"><text:span text:style-name="T2">System add the product to the shopping cart if it is in stocks.</text:span></text:p>
              </text:list-item>
            </text:list>
          </table:table-cell>
        </table:table-row>
        <table:table-row table:style-name="Tablo6.4">
          <table:table-cell table:style-name="Tablo6.A1" office:value-type="string">
            <text:p text:style-name="P24"><text:span text:style-name="T3">Entry Condition:</text:span><text:span text:style-name="T2"> Customer should be logged. And also should already selected a product.</text:span></text:p>
          </table:table-cell>
        </table:table-row>
        <table:table-row table:style-name="Tablo6.5">
          <table:table-cell table:style-name="Tablo6.A1" office:value-type="string">
            <text:p text:style-name="P8"><text:span text:style-name="T3">Quality Requirement: </text:span></text:p>
            <text:list xml:id="list7629521781938882526" text:style-name="WWNum124">
              <text:list-item>
                <text:p text:style-name="P36"><text:span text:style-name="T2">System response to the actor arrives in a few seconds.</text:span></text:p>
              </text:list-item>
            </text:list>
          </table:table-cell>
        </table:table-row>
        <table:table-row table:style-name="Tablo6.5">
          <table:table-cell table:style-name="Tablo6.A1" office:value-type="string">
            <text:p text:style-name="P8"><text:span text:style-name="T3">Exit Condition:</text:span><text:span text:style-name="T2"> The product is on the shopping cart, or out of stock.</text:span></text:p>
            <text:p text:style-name="P11"/>
          </table:table-cell>
        </table:table-row>
      </table:table>
      <text:p text:style-name="P5"/>
      <text:p text:style-name="P5"/>
      <text:p text:style-name="P5"/>
      <text:p text:style-name="P5"><text:soft-page-break/></text:p>
      <text:p text:style-name="P19"><text:span text:style-name="T8">Use Case 7</text:span></text:p>
      <table:table table:name="Tablo7" table:style-name="Tablo7">
        <table:table-column table:style-name="Tablo7.A"/>
        <table:table-row table:style-name="Tablo7.1">
          <table:table-cell table:style-name="Tablo7.A1" office:value-type="string">
            <text:p text:style-name="P8"><text:span text:style-name="T3">Use Case Name: </text:span><text:span text:style-name="T2">Manage Shopping Cart</text:span></text:p>
          </table:table-cell>
        </table:table-row>
        <table:table-row table:style-name="Tablo7.2">
          <table:table-cell table:style-name="Tablo7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7.3">
          <table:table-cell table:style-name="Tablo7.A1" office:value-type="string">
            <text:p text:style-name="P8"><text:span text:style-name="T3">Flow of events: </text:span></text:p>
            <text:list xml:id="list4605045059319292677" text:style-name="WWNum138">
              <text:list-item>
                <text:p text:style-name="P46"><text:span text:style-name="T2">This flow starts with Customer ’s click to the Shopping Cart button.</text:span></text:p>
              </text:list-item>
              <text:list-item>
                <text:p text:style-name="P46"><text:span text:style-name="T2">System shows to Customer his/her Shopping Cart.</text:span></text:p>
              </text:list-item>
              <text:list-item>
                <text:p text:style-name="P46"><text:span text:style-name="T2">Customer can make changes on the shopping cart and Approve Shopping Cart button.</text:span></text:p>
              </text:list-item>
              <text:list-item>
                <text:p text:style-name="P46"><text:span text:style-name="T2">Systems updates the shopping cart</text:span></text:p>
              </text:list-item>
            </text:list>
          </table:table-cell>
        </table:table-row>
        <table:table-row table:style-name="Tablo7.4">
          <table:table-cell table:style-name="Tablo7.A1" office:value-type="string">
            <text:p text:style-name="P24"><text:span text:style-name="T3">Entry Condition:</text:span><text:span text:style-name="T2"> User should already added product to shopping cart</text:span></text:p>
          </table:table-cell>
        </table:table-row>
        <table:table-row table:style-name="Tablo7.5">
          <table:table-cell table:style-name="Tablo7.A1" office:value-type="string">
            <text:p text:style-name="P8"><text:span text:style-name="T3">Exit Condition:</text:span><text:span text:style-name="T2"> Shopping cart is updated</text:span></text:p>
          </table:table-cell>
        </table:table-row>
        <table:table-row table:style-name="Tablo7.5">
          <table:table-cell table:style-name="Tablo7.A1" office:value-type="string">
            <text:p text:style-name="P8"><text:span text:style-name="T3">Quality Requirement: </text:span></text:p>
            <text:list xml:id="list4741915268397383642" text:style-name="WWNum147">
              <text:list-item>
                <text:p text:style-name="P37"><text:span text:style-name="T2">System response to the actor arrives in a few seconds.</text:span></text:p>
              </text:list-item>
              <text:list-item>
                <text:p text:style-name="P37"><text:span text:style-name="T2">Customer can Add/remove item in cart</text:span></text:p>
              </text:list-item>
              <text:list-item>
                <text:p text:style-name="P37"><text:span text:style-name="T2">Customer can move item to shelf</text:span></text:p>
              </text:list-item>
            </text:list>
          </table:table-cell>
        </table:table-row>
      </table:table>
      <text:p text:style-name="P20"/>
      <text:p text:style-name="P19"><text:span text:style-name="T8">Use Case 8</text:span></text:p>
      <table:table table:name="Tablo8" table:style-name="Tablo8">
        <table:table-column table:style-name="Tablo8.A"/>
        <table:table-row table:style-name="Tablo8.1">
          <table:table-cell table:style-name="Tablo8.A1" office:value-type="string">
            <text:p text:style-name="P8"><text:span text:style-name="T3">Use Case Name: </text:span><text:span text:style-name="T2">Place Order</text:span></text:p>
          </table:table-cell>
        </table:table-row>
        <table:table-row table:style-name="Tablo8.2">
          <table:table-cell table:style-name="Tablo8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8.3">
          <table:table-cell table:style-name="Tablo8.A1" office:value-type="string">
            <text:p text:style-name="P8"><text:span text:style-name="T3">Flow of events: </text:span></text:p>
            <text:list xml:id="list1744574612124088222" text:style-name="WWNum158">
              <text:list-item>
                <text:p text:style-name="P47"><text:span text:style-name="T2">This event starts with User’s click to the Place Order button.</text:span></text:p>
              </text:list-item>
              <text:list-item>
                <text:p text:style-name="P47"><text:span text:style-name="T2">System gets the required fields to place an order for customer.</text:span></text:p>
              </text:list-item>
              <text:list-item>
                <text:p text:style-name="P47"><text:span text:style-name="T2">Customer fills the required fields and clicks the complete order button.</text:span></text:p>
              </text:list-item>
              <text:list-item>
                <text:p text:style-name="P47"><text:span text:style-name="T2">System checks the required fields and places the order.</text:span></text:p>
              </text:list-item>
            </text:list>
          </table:table-cell>
        </table:table-row>
        <table:table-row table:style-name="Tablo8.4">
          <table:table-cell table:style-name="Tablo8.A1" office:value-type="string">
            <text:p text:style-name="P24"><text:span text:style-name="T3">Entry Condition:</text:span><text:span text:style-name="T2"> User should Approve Shopping Cart</text:span></text:p>
          </table:table-cell>
        </table:table-row>
        <table:table-row table:style-name="Tablo8.5">
          <table:table-cell table:style-name="Tablo8.A1" office:value-type="string">
            <text:p text:style-name="P8"><text:span text:style-name="T3">Exit Condition:</text:span><text:span text:style-name="T2"> Order placed or <text:s/>canceled.</text:span></text:p>
          </table:table-cell>
        </table:table-row>
        <table:table-row table:style-name="Tablo8.5">
          <table:table-cell table:style-name="Tablo8.A1" office:value-type="string">
            <text:p text:style-name="P8"><text:span text:style-name="T3">Quality Requirement: </text:span></text:p>
            <text:p text:style-name="P8"><text:span text:style-name="T3">1. </text:span><text:span text:style-name="T2">Customer can cancel the order before complete it.</text:span></text:p>
            <text:p text:style-name="P8"><text:span text:style-name="T2">2. Customer can send feedbacks after the order is completed.</text:span></text:p>
            <text:p text:style-name="P8"><text:soft-page-break/><text:span text:style-name="T2">3. If customer leaves a field empty, system displays a warning message, like "This area cannot be empty.".</text:span></text:p>
          </table:table-cell>
        </table:table-row>
      </table:table>
      <text:p text:style-name="P5"/>
      <text:p text:style-name="P5"/>
      <text:p text:style-name="P19"><text:span text:style-name="T8">Use Case 9</text:span></text:p>
      <table:table table:name="Tablo9" table:style-name="Tablo9">
        <table:table-column table:style-name="Tablo9.A"/>
        <table:table-row table:style-name="Tablo9.1">
          <table:table-cell table:style-name="Tablo9.A1" office:value-type="string">
            <text:p text:style-name="P8"><text:span text:style-name="T3">Use Case Name: </text:span><text:span text:style-name="T2">Select Purchase</text:span></text:p>
          </table:table-cell>
        </table:table-row>
        <table:table-row table:style-name="Tablo9.2">
          <table:table-cell table:style-name="Tablo9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9.3">
          <table:table-cell table:style-name="Tablo9.A1" office:value-type="string">
            <text:p text:style-name="P8"><text:span text:style-name="T3">Flow of events: </text:span></text:p>
            <text:list xml:id="list5011934472180430529" text:style-name="WWNum178">
              <text:list-item>
                <text:p text:style-name="P48"><text:span text:style-name="T2">This event starts with Customer ’s click to Purchases button.</text:span></text:p>
              </text:list-item>
              <text:list-item>
                <text:p text:style-name="P48"><text:span text:style-name="T2">Customer selects a purchase.</text:span></text:p>
              </text:list-item>
              <text:list-item>
                <text:p text:style-name="P48"><text:span text:style-name="T2">System shows the information about the selected purchase.</text:span></text:p>
              </text:list-item>
            </text:list>
          </table:table-cell>
        </table:table-row>
        <table:table-row table:style-name="Tablo9.4">
          <table:table-cell table:style-name="Tablo9.A1" office:value-type="string">
            <text:p text:style-name="P24"><text:span text:style-name="T3">Entry Condition:</text:span><text:span text:style-name="T2"> Customer should have purchased</text:span></text:p>
          </table:table-cell>
        </table:table-row>
        <table:table-row table:style-name="Tablo9.5">
          <table:table-cell table:style-name="Tablo9.A1" office:value-type="string">
            <text:p text:style-name="P8"><text:span text:style-name="T3">Exit Condition:</text:span><text:span text:style-name="T2"> Selected group(s) is deleted from users group page.</text:span></text:p>
          </table:table-cell>
        </table:table-row>
        <table:table-row table:style-name="Tablo9.5">
          <table:table-cell table:style-name="Tablo9.A1" office:value-type="string">
            <text:p text:style-name="P8"><text:span text:style-name="T3">Quality Requirement: </text:span></text:p>
            <text:p text:style-name="P8"><text:span text:style-name="T3">1. <text:s/></text:span><text:span text:style-name="T2">System response to the actor arrives in a few seconds.</text:span></text:p>
          </table:table-cell>
        </table:table-row>
      </table:table>
      <text:p text:style-name="P5"/>
      <text:p text:style-name="P19"><text:span text:style-name="T8">Use Case </text:span><text:span text:style-name="T3">10</text:span></text:p>
      <table:table table:name="Tablo10" table:style-name="Tablo10">
        <table:table-column table:style-name="Tablo10.A"/>
        <table:table-row table:style-name="Tablo10.1">
          <table:table-cell table:style-name="Tablo10.A1" office:value-type="string">
            <text:p text:style-name="P8"><text:span text:style-name="T3">Use case name:</text:span><text:span text:style-name="T2"> Set Distributor Accounts</text:span></text:p>
          </table:table-cell>
        </table:table-row>
        <table:table-row table:style-name="Tablo10.1">
          <table:table-cell table:style-name="Tablo10.A1" office:value-type="string">
            <text:p text:style-name="P8"><text:span text:style-name="T3">Participant actors:</text:span><text:span text:style-name="T2"> Manager </text:span></text:p>
          </table:table-cell>
        </table:table-row>
        <table:table-row table:style-name="Tablo10.1">
          <table:table-cell table:style-name="Tablo10.A1" office:value-type="string">
            <text:p text:style-name="P18"><text:span text:style-name="T3">Flow of events:</text:span></text:p>
            <text:list xml:id="list8597356643428863994" text:style-name="WWNum197">
              <text:list-item>
                <text:p text:style-name="P28"><text:span text:style-name="T2">Manager clicks to the Set Distributor Accounts button on Distributor Accountspage.</text:span></text:p>
              </text:list-item>
              <text:list-item>
                <text:p text:style-name="P28"><text:span text:style-name="T2">System fetches the screen that displays the information’s of all distributors.</text:span></text:p>
              </text:list-item>
              <text:list-item>
                <text:p text:style-name="P28"><text:span text:style-name="T2">Manager selects a distributor.</text:span></text:p>
              </text:list-item>
              <text:list-item>
                <text:p text:style-name="P28"><text:span text:style-name="T2">System shows the brands of <text:s/>the distributor </text:span></text:p>
              </text:list-item>
              <text:list-item>
                <text:p text:style-name="P28"><text:span text:style-name="T2">Manager Accept or Reject a Brand.</text:span></text:p>
              </text:list-item>
              <text:list-item>
                <text:p text:style-name="P28"><text:span text:style-name="T2">System saves the changes to the database.</text:span></text:p>
              </text:list-item>
              <text:list-item>
                <text:p text:style-name="P28"><text:span text:style-name="T2">System displays a "Saved successfully!" message on a dialogue box.</text:span></text:p>
              </text:list-item>
              <text:list-item>
                <text:p text:style-name="P28"><text:span text:style-name="T2">System redirects manager to the Distributor Accounts page.</text:span></text:p>
              </text:list-item>
            </text:list>
            <text:p text:style-name="P13"/>
          </table:table-cell>
        </table:table-row>
        <table:table-row table:style-name="Tablo10.1">
          <table:table-cell table:style-name="Tablo10.A1" office:value-type="string">
            <text:p text:style-name="P12"><text:span text:style-name="T3">Entry Condition:</text:span><text:span text:style-name="T2"> Manager should signed-in.</text:span></text:p>
          </table:table-cell>
        </table:table-row>
        <table:table-row table:style-name="Tablo10.5">
          <table:table-cell table:style-name="Tablo10.A1" office:value-type="string">
            <text:p text:style-name="P12"><text:span text:style-name="T3">Exit Condition:</text:span><text:span text:style-name="T2"> Manager accepts or rejects or cancels the changes.</text:span></text:p>
          </table:table-cell>
        </table:table-row>
        <table:table-row table:style-name="Tablo10.5">
          <table:table-cell table:style-name="Tablo10.A1" office:value-type="string">
            <text:p text:style-name="P12"><text:span text:style-name="T3">Quality Requirements: </text:span></text:p>
            <text:p text:style-name="P12"><text:span text:style-name="T2">1. Manager can click on Cancel button to delay the accept or reject actions.</text:span></text:p>
            <text:p text:style-name="P14"/>
          </table:table-cell>
        </table:table-row>
      </table:table>
      <text:p text:style-name="P4"><text:soft-page-break/></text:p>
      <text:p text:style-name="P19"><text:span text:style-name="T8">Use Case </text:span><text:span text:style-name="T3">11</text:span></text:p>
      <table:table table:name="Tablo11" table:style-name="Tablo11">
        <table:table-column table:style-name="Tablo11.A"/>
        <table:table-row table:style-name="Tablo11.1">
          <table:table-cell table:style-name="Tablo11.A1" office:value-type="string">
            <text:p text:style-name="P8"><text:span text:style-name="T3">Use case name:</text:span><text:span text:style-name="T2"> Check Statistics</text:span></text:p>
          </table:table-cell>
        </table:table-row>
        <table:table-row table:style-name="Tablo11.1">
          <table:table-cell table:style-name="Tablo11.A1" office:value-type="string">
            <text:p text:style-name="P8"><text:span text:style-name="T3">Participant actors: </text:span><text:span text:style-name="T2">User</text:span></text:p>
          </table:table-cell>
        </table:table-row>
        <table:table-row table:style-name="Tablo11.1">
          <table:table-cell table:style-name="Tablo11.A1" office:value-type="string">
            <text:p text:style-name="P18"><text:span text:style-name="T3">Flow of events: </text:span></text:p>
            <text:list xml:id="list8559853586610137733" text:style-name="WWNum216">
              <text:list-item>
                <text:p text:style-name="P29"><text:span text:style-name="T2">Manager clicks the "Check Statistics" button on Statistics page.</text:span></text:p>
              </text:list-item>
              <text:list-item>
                <text:p text:style-name="P29"><text:span text:style-name="T2">System displayes the statistics of the site.</text:span></text:p>
              </text:list-item>
            </text:list>
            <text:p text:style-name="P15"/>
          </table:table-cell>
        </table:table-row>
        <table:table-row table:style-name="Tablo11.1">
          <table:table-cell table:style-name="Tablo11.A1" office:value-type="string">
            <text:p text:style-name="P12"><text:span text:style-name="T3">Entry Condition:</text:span><text:span text:style-name="T2"> Manager should be signed-in.</text:span></text:p>
          </table:table-cell>
        </table:table-row>
        <table:table-row table:style-name="Tablo11.5">
          <table:table-cell table:style-name="Tablo11.A1" office:value-type="string">
            <text:p text:style-name="P12"><text:span text:style-name="T3">Exit Condition:</text:span><text:span text:style-name="T2"> Manager clicks "back" button. </text:span></text:p>
          </table:table-cell>
        </table:table-row>
        <table:table-row table:style-name="Tablo11.5">
          <table:table-cell table:style-name="Tablo11.A1" office:value-type="string">
            <text:p text:style-name="P12"><text:span text:style-name="T3">Quality Requirements: </text:span><text:span text:style-name="T2">None</text:span></text:p>
          </table:table-cell>
        </table:table-row>
      </table:table>
      <text:p text:style-name="P5"/>
      <text:p text:style-name="P19"><text:span text:style-name="T8">Use Case </text:span><text:span text:style-name="T3">12</text:span></text:p>
      <table:table table:name="Tablo12" table:style-name="Tablo12">
        <table:table-column table:style-name="Tablo12.A"/>
        <table:table-row table:style-name="Tablo12.1">
          <table:table-cell table:style-name="Tablo12.A1" office:value-type="string">
            <text:p text:style-name="P8"><text:span text:style-name="T3">Use case name:</text:span><text:span text:style-name="T2"> View Reports</text:span></text:p>
          </table:table-cell>
        </table:table-row>
        <table:table-row table:style-name="Tablo12.1">
          <table:table-cell table:style-name="Tablo12.A1" office:value-type="string">
            <text:p text:style-name="P8"><text:span text:style-name="T3">Participant actors: </text:span><text:span text:style-name="T2">Manager</text:span></text:p>
          </table:table-cell>
        </table:table-row>
        <table:table-row table:style-name="Tablo12.1">
          <table:table-cell table:style-name="Tablo12.A1" office:value-type="string">
            <text:p text:style-name="P18"><text:span text:style-name="T3">Flow of events: </text:span></text:p>
            <text:list xml:id="list8963477439078559045" text:style-name="WWNum234">
              <text:list-item>
                <text:p text:style-name="P30"><text:span text:style-name="T2">Manager clicks the View Reports button on Statistics page.</text:span></text:p>
              </text:list-item>
              <text:list-item>
                <text:p text:style-name="P30"><text:span text:style-name="T2">Manager clicks to a distributor or a product</text:span></text:p>
              </text:list-item>
              <text:list-item>
                <text:p text:style-name="P30"><text:span text:style-name="T2">System shows the view reports of distributor or product that manager clicked.</text:span></text:p>
              </text:list-item>
            </text:list>
            <text:p text:style-name="P13"/>
          </table:table-cell>
        </table:table-row>
        <table:table-row table:style-name="Tablo12.1">
          <table:table-cell table:style-name="Tablo12.A1" office:value-type="string">
            <text:p text:style-name="P12"><text:span text:style-name="T3">Entry Condition:</text:span><text:span text:style-name="T2"> Manager should be signed-in</text:span></text:p>
          </table:table-cell>
        </table:table-row>
        <table:table-row table:style-name="Tablo12.5">
          <table:table-cell table:style-name="Tablo12.A1" office:value-type="string">
            <text:p text:style-name="P12"><text:span text:style-name="T3">Exit Condition:</text:span><text:span text:style-name="T2"> Manager clicks "back" button.</text:span></text:p>
          </table:table-cell>
        </table:table-row>
        <table:table-row table:style-name="Tablo12.5">
          <table:table-cell table:style-name="Tablo12.A1" office:value-type="string">
            <text:p text:style-name="P12"><text:span text:style-name="T3">Quality Requirements: </text:span><text:span text:style-name="T2">None.</text:span></text:p>
          </table:table-cell>
        </table:table-row>
      </table:table>
      <text:p text:style-name="P5"/>
      <text:p text:style-name="P19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oft-page-break/><text:span text:style-name="T8"/></text:p>
      <text:p text:style-name="P22"><text:span text:style-name="T8">Use Case </text:span><text:span text:style-name="T3">13</text:span></text:p>
      <table:table table:name="Tablo13" table:style-name="Tablo13">
        <table:table-column table:style-name="Tablo13.A"/>
        <table:table-row table:style-name="Tablo13.1">
          <table:table-cell table:style-name="Tablo13.A1" office:value-type="string">
            <text:p text:style-name="P8"><text:span text:style-name="T3">Use case name:</text:span><text:span text:style-name="T2"> Manage Products</text:span></text:p>
          </table:table-cell>
        </table:table-row>
        <table:table-row table:style-name="Tablo13.1">
          <table:table-cell table:style-name="Tablo13.A1" office:value-type="string">
            <text:p text:style-name="P8"><text:span text:style-name="T3">Participant actors: </text:span><text:span text:style-name="T2">Admin</text:span></text:p>
          </table:table-cell>
        </table:table-row>
        <table:table-row table:style-name="Tablo13.1">
          <table:table-cell table:style-name="Tablo13.A1" office:value-type="string">
            <text:p text:style-name="P18"><text:span text:style-name="T3">Flow of events: </text:span></text:p>
            <text:list xml:id="list2678770651736890398" text:style-name="WWNum253">
              <text:list-item>
                <text:p text:style-name="P31"><text:span text:style-name="T2">Admin clicks any managing buttons(approve product, update product, remove product) on his/her manage products box.</text:span></text:p>
              </text:list-item>
              <text:list-item>
                <text:p text:style-name="P31"><text:span text:style-name="T2">System displayes the products.</text:span></text:p>
              </text:list-item>
              <text:list-item>
                <text:p text:style-name="P31"><text:span text:style-name="T2">Admin does the managing with required boxes and fields.</text:span></text:p>
              </text:list-item>
              <text:list-item>
                <text:p text:style-name="P31"><text:span text:style-name="T2">System updates database with the changes made.</text:span></text:p>
              </text:list-item>
            </text:list>
            <text:p text:style-name="P13"/>
          </table:table-cell>
        </table:table-row>
        <table:table-row table:style-name="Tablo13.1">
          <table:table-cell table:style-name="Tablo13.A1" office:value-type="string">
            <text:p text:style-name="P12"><text:span text:style-name="T3">Entry Condition:</text:span><text:span text:style-name="T2"> Admin should be signed-in.</text:span></text:p>
          </table:table-cell>
        </table:table-row>
        <table:table-row table:style-name="Tablo13.5">
          <table:table-cell table:style-name="Tablo13.A1" office:value-type="string">
            <text:p text:style-name="P12"><text:span text:style-name="T3">Exit Condition:</text:span><text:span text:style-name="T2"> Admin clicks any managing tool and does the managing.</text:span></text:p>
          </table:table-cell>
        </table:table-row>
        <table:table-row table:style-name="Tablo13.5">
          <table:table-cell table:style-name="Tablo13.A1" office:value-type="string">
            <text:p text:style-name="P12"><text:span text:style-name="T3">Quality Requirements: </text:span><text:span text:style-name="T2">None.</text:span></text:p>
          </table:table-cell>
        </table:table-row>
      </table:table>
      <text:p text:style-name="P5"/>
      <text:p text:style-name="P19"><text:span text:style-name="T8">Use Case </text:span><text:span text:style-name="T3">14</text:span></text:p>
      <table:table table:name="Tablo14" table:style-name="Tablo14">
        <table:table-column table:style-name="Tablo14.A"/>
        <table:table-row table:style-name="Tablo14.1">
          <table:table-cell table:style-name="Tablo14.A1" office:value-type="string">
            <text:p text:style-name="P8"><text:span text:style-name="T3">Use case name:</text:span><text:span text:style-name="T2"> Process Feedback</text:span></text:p>
          </table:table-cell>
        </table:table-row>
        <table:table-row table:style-name="Tablo14.1">
          <table:table-cell table:style-name="Tablo14.A1" office:value-type="string">
            <text:p text:style-name="P8"><text:span text:style-name="T3">Participant actors: </text:span><text:span text:style-name="T2">Admin</text:span></text:p>
          </table:table-cell>
        </table:table-row>
        <table:table-row table:style-name="Tablo14.1">
          <table:table-cell table:style-name="Tablo14.A1" office:value-type="string">
            <text:p text:style-name="P18"><text:span text:style-name="T3">Flow of events: </text:span></text:p>
            <text:list xml:id="list6301917391011538504" text:style-name="WWNum272">
              <text:list-item>
                <text:p text:style-name="P32"><text:span text:style-name="T2">Admin clicks the Feedbacks button on admin panel page.</text:span></text:p>
              </text:list-item>
              <text:list-item>
                <text:p text:style-name="P32"><text:span text:style-name="T2">System shows all feedbacks to admin</text:span></text:p>
              </text:list-item>
              <text:list-item>
                <text:p text:style-name="P32"><text:span text:style-name="T2">Admin selects a feedback and click select button.</text:span></text:p>
              </text:list-item>
              <text:list-item>
                <text:p text:style-name="P32"><text:span text:style-name="T2">System displayes the feedback and all information about it.</text:span></text:p>
              </text:list-item>
              <text:list-item>
                <text:p text:style-name="P32"><text:span text:style-name="T2">Admin process it with process it button.</text:span></text:p>
              </text:list-item>
            </text:list>
            <text:p text:style-name="P13"/>
          </table:table-cell>
        </table:table-row>
        <table:table-row table:style-name="Tablo14.1">
          <table:table-cell table:style-name="Tablo14.A1" office:value-type="string">
            <text:p text:style-name="P12"><text:span text:style-name="T3">Entry Condition:</text:span><text:span text:style-name="T2"> Admin should be signed-in.</text:span></text:p>
          </table:table-cell>
        </table:table-row>
        <table:table-row table:style-name="Tablo14.5">
          <table:table-cell table:style-name="Tablo14.A1" office:value-type="string">
            <text:p text:style-name="P12"><text:span text:style-name="T3">Exit Condition:</text:span><text:span text:style-name="T2"> Admin clicks "Back" button and system direct to the manage products page.</text:span></text:p>
          </table:table-cell>
        </table:table-row>
        <table:table-row table:style-name="Tablo14.5">
          <table:table-cell table:style-name="Tablo14.A1" office:value-type="string">
            <text:p text:style-name="P12"><text:span text:style-name="T3">Quality Requirements: </text:span><text:span text:style-name="T2">None.</text:span></text:p>
          </table:table-cell>
        </table:table-row>
      </table:table>
      <text:p text:style-name="P5"/>
      <text:p text:style-name="P5"/>
      <text:p text:style-name="P19"><text:span text:style-name="T8"/></text:p>
      <text:p text:style-name="P22"><text:span text:style-name="T8"/></text:p>
      <text:p text:style-name="P22"><text:soft-page-break/><text:span text:style-name="T8"/></text:p>
      <text:p text:style-name="P22"><text:span text:style-name="T8">Use Case </text:span><text:span text:style-name="T3">15</text:span></text:p>
      <table:table table:name="Tablo15" table:style-name="Tablo15">
        <table:table-column table:style-name="Tablo15.A"/>
        <table:table-row table:style-name="Tablo15.1">
          <table:table-cell table:style-name="Tablo15.A1" office:value-type="string">
            <text:p text:style-name="P8"><text:span text:style-name="T3">Use case name:</text:span><text:span text:style-name="T2"> Approve Product</text:span></text:p>
          </table:table-cell>
        </table:table-row>
        <table:table-row table:style-name="Tablo15.1">
          <table:table-cell table:style-name="Tablo15.A1" office:value-type="string">
            <text:p text:style-name="P8"><text:span text:style-name="T3">Participant actors: </text:span><text:span text:style-name="T2">Admin</text:span></text:p>
          </table:table-cell>
        </table:table-row>
        <table:table-row table:style-name="Tablo15.1">
          <table:table-cell table:style-name="Tablo15.A1" office:value-type="string">
            <text:p text:style-name="P18"><text:span text:style-name="T3">Flow of events: </text:span></text:p>
            <text:list xml:id="list23724260" text:continue-numbering="true" text:style-name="WWNum272">
              <text:list-item>
                <text:p text:style-name="P32"><text:span text:style-name="T2">Admin clicks Approve Product button on the Managing Box.</text:span></text:p>
              </text:list-item>
              <text:list-item>
                <text:p text:style-name="P32"><text:span text:style-name="T2">System shows all the products that are not approved.</text:span></text:p>
              </text:list-item>
              <text:list-item>
                <text:p text:style-name="P32"><text:span text:style-name="T2">Admin ticks the approve boxes of products. </text:span></text:p>
              </text:list-item>
              <text:list-item>
                <text:p text:style-name="P32"><text:span text:style-name="T2">Admin clicks done.</text:span></text:p>
              </text:list-item>
              <text:list-item>
                <text:p text:style-name="P32"><text:span text:style-name="T2">System puts the items to the site.</text:span></text:p>
              </text:list-item>
            </text:list>
            <text:p text:style-name="P13"/>
          </table:table-cell>
        </table:table-row>
        <table:table-row table:style-name="Tablo15.1">
          <table:table-cell table:style-name="Tablo15.A1" office:value-type="string">
            <text:p text:style-name="P12"><text:span text:style-name="T3">Entry Condition:</text:span><text:span text:style-name="T2"> Admin should be signed-in.</text:span></text:p>
          </table:table-cell>
        </table:table-row>
        <table:table-row table:style-name="Tablo15.5">
          <table:table-cell table:style-name="Tablo15.A1" office:value-type="string">
            <text:p text:style-name="P12"><text:span text:style-name="T3">Exit Condition:</text:span><text:span text:style-name="T2"> Admin approves a product or click back button.</text:span></text:p>
          </table:table-cell>
        </table:table-row>
        <table:table-row table:style-name="Tablo15.5">
          <table:table-cell table:style-name="Tablo15.A1" office:value-type="string">
            <text:p text:style-name="P12"><text:span text:style-name="T3">Quality Requirements: </text:span><text:span text:style-name="T2">None.</text:span></text:p>
          </table:table-cell>
        </table:table-row>
      </table:table>
      <text:p text:style-name="P5"/>
      <text:p text:style-name="P2"/>
      <text:p text:style-name="P19"><text:span text:style-name="T8">Use Case </text:span><text:span text:style-name="T3">16</text:span></text:p>
      <table:table table:name="Tablo16" table:style-name="Tablo16">
        <table:table-column table:style-name="Tablo16.A"/>
        <table:table-row table:style-name="Tablo16.1">
          <table:table-cell table:style-name="Tablo16.A1" office:value-type="string">
            <text:p text:style-name="P8"><text:span text:style-name="T3">Use case name:</text:span><text:span text:style-name="T2"> Remove Product</text:span></text:p>
          </table:table-cell>
        </table:table-row>
        <table:table-row table:style-name="Tablo16.1">
          <table:table-cell table:style-name="Tablo16.A1" office:value-type="string">
            <text:p text:style-name="P8"><text:span text:style-name="T3">Participant actors: </text:span><text:span text:style-name="T2">Admin</text:span></text:p>
          </table:table-cell>
        </table:table-row>
        <table:table-row table:style-name="Tablo16.1">
          <table:table-cell table:style-name="Tablo16.A1" office:value-type="string">
            <text:p text:style-name="P18"><text:span text:style-name="T3">Flow of events: </text:span></text:p>
            <text:list xml:id="list23705891" text:continue-numbering="true" text:style-name="WWNum272">
              <text:list-item>
                <text:p text:style-name="P25"><text:span text:style-name="T2">Admin clicks Remove Product button on the Managing Box.</text:span></text:p>
              </text:list-item>
              <text:list-item>
                <text:p text:style-name="P32"><text:span text:style-name="T2">System shows all the products.</text:span></text:p>
              </text:list-item>
              <text:list-item>
                <text:p text:style-name="P32"><text:span text:style-name="T2">Admin selects a product.</text:span></text:p>
              </text:list-item>
              <text:list-item>
                <text:p text:style-name="P32"><text:span text:style-name="T2">Admin clicks done.</text:span></text:p>
              </text:list-item>
              <text:list-item>
                <text:p text:style-name="P33"><text:span text:style-name="T2">System removes the item.</text:span></text:p>
              </text:list-item>
            </text:list>
            <text:p text:style-name="P13"/>
          </table:table-cell>
        </table:table-row>
        <table:table-row table:style-name="Tablo16.1">
          <table:table-cell table:style-name="Tablo16.A1" office:value-type="string">
            <text:p text:style-name="P12"><text:span text:style-name="T3">Entry Condition:</text:span><text:span text:style-name="T2"> Admin should be signed-in.</text:span></text:p>
          </table:table-cell>
        </table:table-row>
        <table:table-row table:style-name="Tablo16.5">
          <table:table-cell table:style-name="Tablo16.A1" office:value-type="string">
            <text:p text:style-name="P12"><text:span text:style-name="T3">Exit Condition:</text:span><text:span text:style-name="T2"> Admin removes a product or click back button.</text:span></text:p>
          </table:table-cell>
        </table:table-row>
        <table:table-row table:style-name="Tablo16.5">
          <table:table-cell table:style-name="Tablo16.A1" office:value-type="string">
            <text:p text:style-name="P12"><text:span text:style-name="T3">Quality Requirements: </text:span><text:span text:style-name="T2">None.</text:span></text:p>
          </table:table-cell>
        </table:table-row>
      </table:table>
      <text:p text:style-name="P5"/>
      <text:p text:style-name="P19"><text:span text:style-name="T8">Use Case </text:span><text:span text:style-name="T3">17</text:span></text:p>
      <table:table table:name="Tablo17" table:style-name="Tablo17">
        <table:table-column table:style-name="Tablo17.A"/>
        <table:table-row table:style-name="Tablo17.1">
          <table:table-cell table:style-name="Tablo17.A1" office:value-type="string">
            <text:p text:style-name="P8"><text:span text:style-name="T3">Use case name:</text:span><text:span text:style-name="T2"> Update Product</text:span></text:p>
          </table:table-cell>
        </table:table-row>
        <text:soft-page-break/>
        <table:table-row table:style-name="Tablo17.1">
          <table:table-cell table:style-name="Tablo17.A1" office:value-type="string">
            <text:p text:style-name="P8"><text:span text:style-name="T3">Participant actors: </text:span><text:span text:style-name="T2">Admin</text:span></text:p>
          </table:table-cell>
        </table:table-row>
        <table:table-row table:style-name="Tablo17.1">
          <table:table-cell table:style-name="Tablo17.A1" office:value-type="string">
            <text:p text:style-name="P18"><text:span text:style-name="T3">Flow of events: </text:span></text:p>
            <text:list xml:id="list23702245" text:continue-numbering="true" text:style-name="WWNum272">
              <text:list-item>
                <text:p text:style-name="P25"><text:span text:style-name="T2">Admin clicks Update Product button on the Managing Box.</text:span></text:p>
              </text:list-item>
              <text:list-item>
                <text:p text:style-name="P32"><text:span text:style-name="T2">System shows all the products.</text:span></text:p>
              </text:list-item>
              <text:list-item>
                <text:p text:style-name="P32"><text:span text:style-name="T2">Admin selects a product.</text:span></text:p>
              </text:list-item>
              <text:list-item>
                <text:p text:style-name="P32"><text:span text:style-name="T2">System shows the all information that can be changed.</text:span></text:p>
              </text:list-item>
              <text:list-item>
                <text:p text:style-name="P32"><text:span text:style-name="T2">Admin changes any of the information.</text:span></text:p>
              </text:list-item>
              <text:list-item>
                <text:p text:style-name="P32"><text:span text:style-name="T2">Admin clicks done</text:span></text:p>
              </text:list-item>
              <text:list-item>
                <text:p text:style-name="P33"><text:span text:style-name="T2">System updates the product in the database.</text:span></text:p>
              </text:list-item>
            </text:list>
            <text:p text:style-name="P13"/>
          </table:table-cell>
        </table:table-row>
        <table:table-row table:style-name="Tablo17.1">
          <table:table-cell table:style-name="Tablo17.A1" office:value-type="string">
            <text:p text:style-name="P12"><text:span text:style-name="T3">Entry Condition:</text:span><text:span text:style-name="T2"> Admin should be signed-in.</text:span></text:p>
          </table:table-cell>
        </table:table-row>
        <table:table-row table:style-name="Tablo17.5">
          <table:table-cell table:style-name="Tablo17.A1" office:value-type="string">
            <text:p text:style-name="P12"><text:span text:style-name="T3">Exit Condition:</text:span><text:span text:style-name="T2"> Admin updates a product or click back button.</text:span></text:p>
          </table:table-cell>
        </table:table-row>
        <table:table-row table:style-name="Tablo17.5">
          <table:table-cell table:style-name="Tablo17.A1" office:value-type="string">
            <text:p text:style-name="P12"><text:span text:style-name="T3">Quality Requirements: </text:span><text:span text:style-name="T2">None.</text:span></text:p>
          </table:table-cell>
        </table:table-row>
      </table:table>
      <text:p text:style-name="P5"/>
      <text:p text:style-name="P5"/>
      <text:p text:style-name="P19"><text:span text:style-name="T8">Use Case </text:span><text:span text:style-name="T3">18</text:span></text:p>
      <table:table table:name="Tablo18" table:style-name="Tablo18">
        <table:table-column table:style-name="Tablo18.A"/>
        <table:table-row table:style-name="Tablo18.1">
          <table:table-cell table:style-name="Tablo18.A1" office:value-type="string">
            <text:p text:style-name="P8"><text:span text:style-name="T3">Use case name:</text:span><text:span text:style-name="T2"> Send Product Form</text:span></text:p>
          </table:table-cell>
        </table:table-row>
        <table:table-row table:style-name="Tablo18.1">
          <table:table-cell table:style-name="Tablo18.A1" office:value-type="string">
            <text:p text:style-name="P8"><text:span text:style-name="T3">Participant actors: </text:span><text:span text:style-name="T6">Distributor</text:span></text:p>
          </table:table-cell>
        </table:table-row>
        <table:table-row table:style-name="Tablo18.1">
          <table:table-cell table:style-name="Tablo18.A1" office:value-type="string">
            <text:p text:style-name="P18"><text:span text:style-name="T3">Flow of events: </text:span></text:p>
            <text:list xml:id="list23706839" text:continue-numbering="true" text:style-name="WWNum272">
              <text:list-item>
                <text:p text:style-name="P25"><text:span text:style-name="T2">Distributor clicks Product Form page.</text:span></text:p>
              </text:list-item>
              <text:list-item>
                <text:p text:style-name="P32"><text:span text:style-name="T2">System shows the page with 3 buttons, Add New Product, Edit Stock and Delete Current Product</text:span></text:p>
              </text:list-item>
              <text:list-item>
                <text:p text:style-name="P32"><text:span text:style-name="T2">Distributor clicks any of them.</text:span></text:p>
              </text:list-item>
              <text:list-item>
                <text:p text:style-name="P32"><text:span text:style-name="T2">System displays a page with required information.</text:span></text:p>
              </text:list-item>
              <text:list-item>
                <text:p text:style-name="P33"><text:span text:style-name="T2">Distributor fills and sets the requirements and clicks done</text:span></text:p>
              </text:list-item>
              <text:list-item>
                <text:p text:style-name="P33"><text:span text:style-name="T2">System makes the changes in database.</text:span></text:p>
              </text:list-item>
            </text:list>
            <text:p text:style-name="P13"/>
          </table:table-cell>
        </table:table-row>
        <table:table-row table:style-name="Tablo18.1">
          <table:table-cell table:style-name="Tablo18.A1" office:value-type="string">
            <text:p text:style-name="P12"><text:span text:style-name="T3">Entry Condition:</text:span><text:span text:style-name="T2"> </text:span><text:span text:style-name="T6">Distributor</text:span><text:span text:style-name="T2"> should be signed-in.</text:span></text:p>
          </table:table-cell>
        </table:table-row>
        <table:table-row table:style-name="Tablo18.5">
          <table:table-cell table:style-name="Tablo18.A1" office:value-type="string">
            <text:p text:style-name="P12"><text:span text:style-name="T3">Exit Condition:</text:span><text:span text:style-name="T2"> </text:span><text:span text:style-name="T6">Distributor adds, edits or delete product.</text:span></text:p>
          </table:table-cell>
        </table:table-row>
        <table:table-row table:style-name="Tablo18.5">
          <table:table-cell table:style-name="Tablo18.A1" office:value-type="string">
            <text:p text:style-name="P12"><text:span text:style-name="T3">Quality Requirements: </text:span><text:span text:style-name="T2">None.</text:span></text:p>
          </table:table-cell>
        </table:table-row>
      </table:table>
      <text:p text:style-name="P5"/>
      <text:p text:style-name="P19"><text:span text:style-name="T8"/></text:p>
      <text:p text:style-name="P22"><text:span text:style-name="T8"/></text:p>
      <text:p text:style-name="P22"><text:span text:style-name="T8"/></text:p>
      <text:p text:style-name="P22"><text:soft-page-break/><text:span text:style-name="T8"/></text:p>
      <text:p text:style-name="P22"><text:span text:style-name="T8">Use Case </text:span><text:span text:style-name="T3">19</text:span></text:p>
      <table:table table:name="Tablo19" table:style-name="Tablo19">
        <table:table-column table:style-name="Tablo19.A"/>
        <table:table-row table:style-name="Tablo19.1">
          <table:table-cell table:style-name="Tablo19.A1" office:value-type="string">
            <text:p text:style-name="P8"><text:span text:style-name="T3">Use case name:</text:span><text:span text:style-name="T2"> Add New Product</text:span></text:p>
          </table:table-cell>
        </table:table-row>
        <table:table-row table:style-name="Tablo19.1">
          <table:table-cell table:style-name="Tablo19.A1" office:value-type="string">
            <text:p text:style-name="P8"><text:span text:style-name="T3">Participant actors: </text:span><text:span text:style-name="T6">Distributor</text:span></text:p>
          </table:table-cell>
        </table:table-row>
        <table:table-row table:style-name="Tablo19.1">
          <table:table-cell table:style-name="Tablo19.A1" office:value-type="string">
            <text:p text:style-name="P18"><text:span text:style-name="T3">Flow of events: </text:span></text:p>
            <text:list xml:id="list23719248" text:continue-numbering="true" text:style-name="WWNum272">
              <text:list-item>
                <text:p text:style-name="P25"><text:span text:style-name="T2">Distributor clicks Add New Product button.</text:span></text:p>
              </text:list-item>
              <text:list-item>
                <text:p text:style-name="P32"><text:span text:style-name="T2">System displays a page with required fields</text:span></text:p>
              </text:list-item>
              <text:list-item>
                <text:p text:style-name="P32"><text:span text:style-name="T2">Distributor fills the required fields and clicks done.</text:span></text:p>
              </text:list-item>
              <text:list-item>
                <text:p text:style-name="P33"><text:span text:style-name="T2">System adds the new product in database.</text:span></text:p>
              </text:list-item>
            </text:list>
            <text:p text:style-name="P13"/>
          </table:table-cell>
        </table:table-row>
        <table:table-row table:style-name="Tablo19.1">
          <table:table-cell table:style-name="Tablo19.A1" office:value-type="string">
            <text:p text:style-name="P12"><text:span text:style-name="T3">Entry Condition:</text:span><text:span text:style-name="T2"> </text:span><text:span text:style-name="T6">Distributor</text:span><text:span text:style-name="T2"> should be in the Product Form page.</text:span></text:p>
          </table:table-cell>
        </table:table-row>
        <table:table-row table:style-name="Tablo19.5">
          <table:table-cell table:style-name="Tablo19.A1" office:value-type="string">
            <text:p text:style-name="P12"><text:span text:style-name="T3">Exit Condition:</text:span><text:span text:style-name="T2"> </text:span><text:span text:style-name="T6">Distributor adds the product or click back button.</text:span></text:p>
          </table:table-cell>
        </table:table-row>
        <table:table-row table:style-name="Tablo19.5">
          <table:table-cell table:style-name="Tablo19.A1" office:value-type="string">
            <text:p text:style-name="P12"><text:span text:style-name="T3">Quality Requirements: </text:span></text:p>
            <text:p text:style-name="P12"><text:span text:style-name="T4">1 </text:span><text:span text:style-name="T6">System displays a confirmation box after distributor clicks done</text:span><text:span text:style-name="T2">.</text:span></text:p>
            <text:p text:style-name="P12"><text:span text:style-name="T2"/></text:p>
            <text:p text:style-name="P12"><text:span text:style-name="T2"/></text:p>
          </table:table-cell>
        </table:table-row>
      </table:table>
      <text:p text:style-name="P5"/>
      <text:p text:style-name="P5"/>
      <text:p text:style-name="P22"><text:span text:style-name="T8">Use Case </text:span><text:span text:style-name="T3">20</text:span></text:p>
      <table:table table:name="Tablo20" table:style-name="Tablo20">
        <table:table-column table:style-name="Tablo20.A"/>
        <table:table-row table:style-name="Tablo20.1">
          <table:table-cell table:style-name="Tablo20.A1" office:value-type="string">
            <text:p text:style-name="P8"><text:span text:style-name="T3">Use case name:</text:span><text:span text:style-name="T2"> Delete Current Product</text:span></text:p>
          </table:table-cell>
        </table:table-row>
        <table:table-row table:style-name="Tablo20.1">
          <table:table-cell table:style-name="Tablo20.A1" office:value-type="string">
            <text:p text:style-name="P8"><text:span text:style-name="T3">Participant actors: </text:span><text:span text:style-name="T6">Distributor</text:span></text:p>
          </table:table-cell>
        </table:table-row>
        <table:table-row table:style-name="Tablo20.1">
          <table:table-cell table:style-name="Tablo20.A1" office:value-type="string">
            <text:p text:style-name="P18"><text:span text:style-name="T3">Flow of events: </text:span></text:p>
            <text:list xml:id="list23729456" text:continue-numbering="true" text:style-name="WWNum272">
              <text:list-item>
                <text:p text:style-name="P25"><text:span text:style-name="T2">Distributor clicks Delete Current Product button.</text:span></text:p>
              </text:list-item>
              <text:list-item>
                <text:p text:style-name="P32"><text:span text:style-name="T2">System displays a page with all products that the distributor added before.</text:span></text:p>
              </text:list-item>
              <text:list-item>
                <text:p text:style-name="P32"><text:span text:style-name="T2">Distributor selects a product.</text:span></text:p>
              </text:list-item>
              <text:list-item>
                <text:p text:style-name="P32"><text:span text:style-name="T2">Distributor clicks done.</text:span></text:p>
              </text:list-item>
              <text:list-item>
                <text:p text:style-name="P33"><text:span text:style-name="T2">System deletes the selected product in database.</text:span></text:p>
              </text:list-item>
            </text:list>
            <text:p text:style-name="P13"/>
          </table:table-cell>
        </table:table-row>
        <table:table-row table:style-name="Tablo20.1">
          <table:table-cell table:style-name="Tablo20.A1" office:value-type="string">
            <text:p text:style-name="P12"><text:span text:style-name="T3">Entry Condition:</text:span><text:span text:style-name="T2"> </text:span><text:span text:style-name="T6">Distributor</text:span><text:span text:style-name="T2"> should be in the Product Form page.</text:span></text:p>
          </table:table-cell>
        </table:table-row>
        <table:table-row table:style-name="Tablo20.5">
          <table:table-cell table:style-name="Tablo20.A1" office:value-type="string">
            <text:p text:style-name="P12"><text:span text:style-name="T3">Exit Condition:</text:span><text:span text:style-name="T2"> </text:span><text:span text:style-name="T6">Distributor deletes the product or click back button.</text:span></text:p>
          </table:table-cell>
        </table:table-row>
        <table:table-row table:style-name="Tablo20.5">
          <table:table-cell table:style-name="Tablo20.A1" office:value-type="string">
            <text:p text:style-name="P12"><text:span text:style-name="T3">Quality Requirements: </text:span></text:p>
            <text:p text:style-name="P12"><text:span text:style-name="T4">1 </text:span><text:span text:style-name="T6">System displays a confirmation box after distributor clicks done</text:span><text:span text:style-name="T2">.</text:span></text:p>
            <text:p text:style-name="P12"><text:span text:style-name="T2">2 If the distributor has not added product before, system displays a message that says “You don't have any product”.</text:span></text:p>
            <text:p text:style-name="P12"><text:span text:style-name="T2"/></text:p>
            <text:p text:style-name="P12"><text:span text:style-name="T2"/></text:p>
          </table:table-cell>
        </table:table-row>
      </table:table>
      <text:p text:style-name="P5"/>
      <text:p text:style-name="P22"><text:span text:style-name="T8"/></text:p>
      <text:p text:style-name="P22"><text:soft-page-break/><text:span text:style-name="T8"/></text:p>
      <text:p text:style-name="P22"><text:span text:style-name="T8">Use Case </text:span><text:span text:style-name="T3">20</text:span></text:p>
      <table:table table:name="Tablo21" table:style-name="Tablo21">
        <table:table-column table:style-name="Tablo21.A"/>
        <table:table-row table:style-name="Tablo21.1">
          <table:table-cell table:style-name="Tablo21.A1" office:value-type="string">
            <text:p text:style-name="P8"><text:span text:style-name="T3">Use case name:</text:span><text:span text:style-name="T2"> Edit Stock</text:span></text:p>
          </table:table-cell>
        </table:table-row>
        <table:table-row table:style-name="Tablo21.1">
          <table:table-cell table:style-name="Tablo21.A1" office:value-type="string">
            <text:p text:style-name="P8"><text:span text:style-name="T3">Participant actors: </text:span><text:span text:style-name="T6">Distributor</text:span></text:p>
          </table:table-cell>
        </table:table-row>
        <table:table-row table:style-name="Tablo21.1">
          <table:table-cell table:style-name="Tablo21.A1" office:value-type="string">
            <text:p text:style-name="P18"><text:span text:style-name="T3">Flow of events: </text:span></text:p>
            <text:list xml:id="list23719208" text:continue-numbering="true" text:style-name="WWNum272">
              <text:list-item>
                <text:p text:style-name="P25"><text:span text:style-name="T2">Distributor clicks Edit Stock button.</text:span></text:p>
              </text:list-item>
              <text:list-item>
                <text:p text:style-name="P32"><text:span text:style-name="T2">System displays a page with all products that the distributor added before.</text:span></text:p>
              </text:list-item>
              <text:list-item>
                <text:p text:style-name="P32"><text:span text:style-name="T2">Distributor selects a product.</text:span></text:p>
              </text:list-item>
              <text:list-item>
                <text:p text:style-name="P32"><text:span text:style-name="T2">System displays a bar with current stock number.</text:span></text:p>
              </text:list-item>
              <text:list-item>
                <text:p text:style-name="P32"><text:span text:style-name="T2">Distributor changes the number of stock.</text:span></text:p>
              </text:list-item>
              <text:list-item>
                <text:p text:style-name="P32"><text:span text:style-name="T2">Distributor clicks done.</text:span></text:p>
              </text:list-item>
              <text:list-item>
                <text:p text:style-name="P33"><text:span text:style-name="T2">System changes the stock of the product in database.</text:span></text:p>
              </text:list-item>
            </text:list>
            <text:p text:style-name="P13"/>
          </table:table-cell>
        </table:table-row>
        <table:table-row table:style-name="Tablo21.1">
          <table:table-cell table:style-name="Tablo21.A1" office:value-type="string">
            <text:p text:style-name="P12"><text:span text:style-name="T3">Entry Condition:</text:span><text:span text:style-name="T2"> </text:span><text:span text:style-name="T6">Distributor</text:span><text:span text:style-name="T2"> should be in the Product Form page.</text:span></text:p>
          </table:table-cell>
        </table:table-row>
        <table:table-row table:style-name="Tablo21.5">
          <table:table-cell table:style-name="Tablo21.A1" office:value-type="string">
            <text:p text:style-name="P12"><text:span text:style-name="T3">Exit Condition:</text:span><text:span text:style-name="T2"> </text:span><text:span text:style-name="T6">Distributor edits the product stock or click back button.</text:span></text:p>
          </table:table-cell>
        </table:table-row>
        <table:table-row table:style-name="Tablo21.5">
          <table:table-cell table:style-name="Tablo21.A1" office:value-type="string">
            <text:p text:style-name="P12"><text:span text:style-name="T3">Quality Requirements: </text:span></text:p>
            <text:p text:style-name="P12"><text:span text:style-name="T4">1 </text:span><text:span text:style-name="T6">System displays a confirmation box after distributor clicks done</text:span><text:span text:style-name="T2">.</text:span></text:p>
            <text:p text:style-name="P12"><text:span text:style-name="T5">2</text:span><text:span text:style-name="T2"> If the distributor has not added product before, system displays a message that says “You don't have any product”.</text:span></text:p>
            <text:p text:style-name="P16"><text:span text:style-name="T2">3 </text:span><text:span text:style-name="T6">If distributor enters anything but positive number, system shows a masseaga that says “You should enter a positive number”</text:span></text:p>
            <text:p text:style-name="P12"><text:span text:style-name="T2"/></text:p>
            <text:p text:style-name="P12"><text:span text:style-name="T2"/></text:p>
          </table:table-cell>
        </table:table-row>
      </table:table>
      <text:p text:style-name="P5"/>
      <text:p text:style-name="P5"/>
      <text:p text:style-name="P22"><text:span text:style-name="T8">Use Case 21</text:span></text:p>
      <table:table table:name="Tablo22" table:style-name="Tablo22">
        <table:table-column table:style-name="Tablo22.A"/>
        <table:table-row table:style-name="Tablo22.1">
          <table:table-cell table:style-name="Tablo22.A1" office:value-type="string">
            <text:p text:style-name="P8"><text:span text:style-name="T3">Use Case Name: </text:span><text:span text:style-name="T2">Select Quantity</text:span></text:p>
          </table:table-cell>
        </table:table-row>
        <table:table-row table:style-name="Tablo22.2">
          <table:table-cell table:style-name="Tablo22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22.3">
          <table:table-cell table:style-name="Tablo22.A1" office:value-type="string">
            <text:p text:style-name="P8"><text:span text:style-name="T3">Flow of events: </text:span></text:p>
            <text:list xml:id="list23708713" text:continue-list="list2942052936711392634" text:style-name="WWNum98">
              <text:list-item>
                <text:p text:style-name="P44"><text:span text:style-name="T2">This event starts after Customer selects a product.</text:span></text:p>
              </text:list-item>
              <text:list-item>
                <text:p text:style-name="P44"><text:span text:style-name="T2">System shows the required quantity box.</text:span></text:p>
              </text:list-item>
              <text:list-item>
                <text:p text:style-name="P44"><text:span text:style-name="T2">Customer selects the quantity of the selected product.</text:span></text:p>
              </text:list-item>
              <text:list-item>
                <text:p text:style-name="P44"><text:span text:style-name="T2">System checks from database if the product is out of stock or not.</text:span></text:p>
              </text:list-item>
            </text:list>
          </table:table-cell>
        </table:table-row>
        <table:table-row table:style-name="Tablo22.4">
          <table:table-cell table:style-name="Tablo22.A1" office:value-type="string">
            <text:p text:style-name="P24"><text:span text:style-name="T3">Entry Condition:</text:span><text:span text:style-name="T2"> Customer should select a product.</text:span></text:p>
          </table:table-cell>
        </table:table-row>
        <table:table-row table:style-name="Tablo22.5">
          <table:table-cell table:style-name="Tablo22.A1" office:value-type="string">
            <text:p text:style-name="P8"><text:span text:style-name="T3">Exit Condition:</text:span><text:span text:style-name="T2"> Product quantity selected, or is out of stock</text:span></text:p>
          </table:table-cell>
        </table:table-row>
        <table:table-row table:style-name="Tablo22.5">
          <table:table-cell table:style-name="Tablo22.A1" office:value-type="string">
            <text:p text:style-name="P8"><text:span text:style-name="T3">Quality Requirement: </text:span><text:soft-page-break/></text:p>
            <text:list xml:id="list5600495276028299625" text:style-name="L1">
              <text:list-item>
                <text:p text:style-name="P9"><text:span text:style-name="T2">System response to the actor arrives in a few seconds.</text:span></text:p>
              </text:list-item>
              <text:list-item>
                <text:p text:style-name="P9"><text:span text:style-name="T2">If the desired quantity is not available system shows the available quantity to customer.</text:span></text:p>
              </text:list-item>
            </text:list>
          </table:table-cell>
        </table:table-row>
      </table:table>
      <text:p text:style-name="P21"/>
      <text:p text:style-name="P22"><text:span text:style-name="T8">Use Case 22</text:span></text:p>
      <table:table table:name="Tablo23" table:style-name="Tablo23">
        <table:table-column table:style-name="Tablo23.A"/>
        <table:table-row table:style-name="Tablo23.1">
          <table:table-cell table:style-name="Tablo23.A1" office:value-type="string">
            <text:p text:style-name="P8"><text:span text:style-name="T3">Use Case Name: </text:span><text:span text:style-name="T2">Select Weight</text:span></text:p>
          </table:table-cell>
        </table:table-row>
        <table:table-row table:style-name="Tablo23.2">
          <table:table-cell table:style-name="Tablo23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23.3">
          <table:table-cell table:style-name="Tablo23.A1" office:value-type="string">
            <text:p text:style-name="P8"><text:span text:style-name="T3">Flow of events: </text:span></text:p>
            <text:list xml:id="list23722334" text:continue-list="list23708713" text:style-name="WWNum98">
              <text:list-item>
                <text:p text:style-name="P44"><text:span text:style-name="T2">This event starts after Customer selects a product.</text:span></text:p>
              </text:list-item>
              <text:list-item>
                <text:p text:style-name="P44"><text:span text:style-name="T2">System shows the required weight box.</text:span></text:p>
              </text:list-item>
              <text:list-item>
                <text:p text:style-name="P44"><text:span text:style-name="T2">Customer selects the quantity of the selected product.</text:span></text:p>
              </text:list-item>
              <text:list-item>
                <text:p text:style-name="P44"><text:span text:style-name="T2">System checks from database if the product is out of stock or not.</text:span></text:p>
              </text:list-item>
            </text:list>
          </table:table-cell>
        </table:table-row>
        <table:table-row table:style-name="Tablo23.4">
          <table:table-cell table:style-name="Tablo23.A1" office:value-type="string">
            <text:p text:style-name="P24"><text:span text:style-name="T3">Entry Condition:</text:span><text:span text:style-name="T2"> Customer should select a product.</text:span></text:p>
          </table:table-cell>
        </table:table-row>
        <table:table-row table:style-name="Tablo23.5">
          <table:table-cell table:style-name="Tablo23.A1" office:value-type="string">
            <text:p text:style-name="P8"><text:span text:style-name="T3">Exit Condition:</text:span><text:span text:style-name="T2"> Product quantity selected, or is out of stock</text:span></text:p>
          </table:table-cell>
        </table:table-row>
        <table:table-row table:style-name="Tablo23.5">
          <table:table-cell table:style-name="Tablo23.A1" office:value-type="string">
            <text:p text:style-name="P8"><text:span text:style-name="T3">Quality Requirement: </text:span></text:p>
            <text:list xml:id="list23717457" text:continue-list="list5600495276028299625" text:style-name="L1">
              <text:list-item>
                <text:p text:style-name="P9"><text:span text:style-name="T2">System response to the actor arrives in a few seconds.</text:span></text:p>
              </text:list-item>
              <text:list-item>
                <text:p text:style-name="P9"><text:span text:style-name="T2">If the desired quantity is not available system shows the available quantity to customer.</text:span></text:p>
              </text:list-item>
            </text:list>
          </table:table-cell>
        </table:table-row>
      </table:table>
      <text:p text:style-name="P21"/>
      <text:p text:style-name="P23"/>
      <text:p text:style-name="P23">Use Case 23</text:p>
      <table:table table:name="Tablo24" table:style-name="Tablo24">
        <table:table-column table:style-name="Tablo24.A"/>
        <table:table-row table:style-name="Tablo24.1">
          <table:table-cell table:style-name="Tablo24.A1" office:value-type="string">
            <text:p text:style-name="P8"><text:span text:style-name="T3">Use Case Name: </text:span><text:span text:style-name="T6">Add/Remove Item</text:span></text:p>
          </table:table-cell>
        </table:table-row>
        <table:table-row table:style-name="Tablo24.2">
          <table:table-cell table:style-name="Tablo24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24.3">
          <table:table-cell table:style-name="Tablo24.A1" office:value-type="string">
            <text:p text:style-name="P8"><text:span text:style-name="T3">Flow of events: </text:span></text:p>
            <text:list xml:id="list23726136" text:continue-list="list4605045059319292677" text:style-name="WWNum138">
              <text:list-item>
                <text:p text:style-name="P46"><text:span text:style-name="T2">This flow starts with Customer’s click to the Shopping Cart button.</text:span></text:p>
              </text:list-item>
              <text:list-item>
                <text:p text:style-name="P46"><text:span text:style-name="T2">System shows the Customer's Shopping Cart.</text:span></text:p>
              </text:list-item>
              <text:list-item>
                <text:p text:style-name="P46"><text:span text:style-name="T2">Customer changes the quantity of the product or remove it.</text:span></text:p>
              </text:list-item>
              <text:list-item>
                <text:p text:style-name="P46"><text:span text:style-name="T2">Systems updates the shopping cart</text:span></text:p>
              </text:list-item>
            </text:list>
          </table:table-cell>
        </table:table-row>
        <text:soft-page-break/>
        <table:table-row table:style-name="Tablo24.4">
          <table:table-cell table:style-name="Tablo24.A1" office:value-type="string">
            <text:p text:style-name="P24"><text:span text:style-name="T3">Entry Condition:</text:span><text:span text:style-name="T2"> User should already added product to shopping cart</text:span></text:p>
          </table:table-cell>
        </table:table-row>
        <table:table-row table:style-name="Tablo24.5">
          <table:table-cell table:style-name="Tablo24.A1" office:value-type="string">
            <text:p text:style-name="P8"><text:span text:style-name="T3">Exit Condition:</text:span><text:span text:style-name="T2"> Shopping cart is updated</text:span></text:p>
          </table:table-cell>
        </table:table-row>
        <table:table-row table:style-name="Tablo24.5">
          <table:table-cell table:style-name="Tablo24.A1" office:value-type="string">
            <text:p text:style-name="P8"><text:span text:style-name="T3">Quality Requirement: </text:span></text:p>
            <text:list xml:id="list23723260" text:continue-list="list4741915268397383642" text:style-name="WWNum147">
              <text:list-item>
                <text:p text:style-name="P37"><text:span text:style-name="T2">System response to the actor arrives in a few seconds.</text:span></text:p>
              </text:list-item>
            </text:list>
          </table:table-cell>
        </table:table-row>
      </table:table>
      <text:p text:style-name="Standard"/>
      <text:p text:style-name="Standard"/>
      <text:p text:style-name="P23">Use Case 24</text:p>
      <table:table table:name="Tablo25" table:style-name="Tablo25">
        <table:table-column table:style-name="Tablo25.A"/>
        <table:table-row table:style-name="Tablo25.1">
          <table:table-cell table:style-name="Tablo25.A1" office:value-type="string">
            <text:p text:style-name="P8"><text:span text:style-name="T3">Use Case Name:</text:span><text:span text:style-name="T6"> Move Item to Shelf</text:span></text:p>
          </table:table-cell>
        </table:table-row>
        <table:table-row table:style-name="Tablo25.2">
          <table:table-cell table:style-name="Tablo25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25.3">
          <table:table-cell table:style-name="Tablo25.A1" office:value-type="string">
            <text:p text:style-name="P8"><text:span text:style-name="T3">Flow of events: </text:span></text:p>
            <text:list xml:id="list23728439" text:continue-list="list23726136" text:style-name="WWNum138">
              <text:list-item>
                <text:p text:style-name="P46"><text:span text:style-name="T2">This flow starts with Customer’s click to the Shopping Cart button.</text:span></text:p>
              </text:list-item>
              <text:list-item>
                <text:p text:style-name="P46"><text:span text:style-name="T2">System shows the Customer's Shopping Cart.</text:span></text:p>
              </text:list-item>
              <text:list-item>
                <text:p text:style-name="P46"><text:span text:style-name="T2">Customer clicks move item to shelf button.</text:span></text:p>
              </text:list-item>
              <text:list-item>
                <text:p text:style-name="P46"><text:span text:style-name="T2">Systems moves the item to the shelf</text:span></text:p>
              </text:list-item>
            </text:list>
          </table:table-cell>
        </table:table-row>
        <table:table-row table:style-name="Tablo25.4">
          <table:table-cell table:style-name="Tablo25.A1" office:value-type="string">
            <text:p text:style-name="P24"><text:span text:style-name="T3">Entry Condition:</text:span><text:span text:style-name="T2"> User should already added product to shopping cart</text:span></text:p>
          </table:table-cell>
        </table:table-row>
        <table:table-row table:style-name="Tablo25.5">
          <table:table-cell table:style-name="Tablo25.A1" office:value-type="string">
            <text:p text:style-name="P8"><text:span text:style-name="T3">Exit Condition:</text:span><text:span text:style-name="T2"> Shopping cart is updated</text:span></text:p>
          </table:table-cell>
        </table:table-row>
        <table:table-row table:style-name="Tablo25.5">
          <table:table-cell table:style-name="Tablo25.A1" office:value-type="string">
            <text:p text:style-name="P8"><text:span text:style-name="T3">Quality Requirement: </text:span></text:p>
            <text:list xml:id="list23705372" text:continue-list="list23723260" text:style-name="WWNum147">
              <text:list-item>
                <text:p text:style-name="P37"><text:span text:style-name="T2">System response to the actor arrives in a few seconds.</text:span></text:p>
              </text:list-item>
            </text:list>
          </table:table-cell>
        </table:table-row>
      </table:table>
      <text:p text:style-name="Standard"/>
      <text:p text:style-name="Standard"/>
      <text:p text:style-name="P23">Use Case 25</text:p>
      <table:table table:name="Tablo26" table:style-name="Tablo26">
        <table:table-column table:style-name="Tablo26.A"/>
        <table:table-row table:style-name="Tablo26.1">
          <table:table-cell table:style-name="Tablo26.A1" office:value-type="string">
            <text:p text:style-name="P8"><text:span text:style-name="T3">Use Case Name:</text:span><text:span text:style-name="T6"> Send Feedback</text:span></text:p>
          </table:table-cell>
        </table:table-row>
        <table:table-row table:style-name="Tablo26.2">
          <table:table-cell table:style-name="Tablo26.A1" office:value-type="string">
            <text:p text:style-name="P10"><text:span text:style-name="T3">Participant actor instances:</text:span><text:span text:style-name="T2"> Customer </text:span></text:p>
          </table:table-cell>
        </table:table-row>
        <table:table-row table:style-name="Tablo26.3">
          <table:table-cell table:style-name="Tablo26.A1" office:value-type="string">
            <text:p text:style-name="P8"><text:span text:style-name="T3">Flow of events: </text:span></text:p>
            <text:list xml:id="list23703326" text:continue-list="list23728439" text:style-name="WWNum138">
              <text:list-item>
                <text:p text:style-name="P46"><text:span text:style-name="T2">This flow starts after customer places an order.</text:span></text:p>
              </text:list-item>
              <text:list-item>
                <text:p text:style-name="P46"><text:span text:style-name="T2">Customer clicks the product that has been ordered.</text:span></text:p>
              </text:list-item>
              <text:list-item>
                <text:p text:style-name="P46"><text:span text:style-name="T2">System displays a send feedback button.</text:span></text:p>
              </text:list-item>
              <text:list-item>
                <text:p text:style-name="P46"><text:span text:style-name="T2">Customer clicks the send feedback button.</text:span></text:p>
              </text:list-item>
              <text:list-item>
                <text:p text:style-name="P46"><text:span text:style-name="T2">System displays a feedback page with required fields.</text:span></text:p>
              </text:list-item>
              <text:list-item>
                <text:p text:style-name="P46"><text:span text:style-name="T2">Customer fills the required fields and clicks done.</text:span></text:p>
              </text:list-item>
              <text:list-item>
                <text:p text:style-name="P46"><text:soft-page-break/><text:span text:style-name="T2">System adds the feedback to the database.</text:span></text:p>
              </text:list-item>
            </text:list>
          </table:table-cell>
        </table:table-row>
        <table:table-row table:style-name="Tablo26.4">
          <table:table-cell table:style-name="Tablo26.A1" office:value-type="string">
            <text:p text:style-name="P24"><text:span text:style-name="T3">Entry Condition:</text:span><text:span text:style-name="T2"> User should already placed an order.</text:span></text:p>
          </table:table-cell>
        </table:table-row>
        <table:table-row table:style-name="Tablo26.5">
          <table:table-cell table:style-name="Tablo26.A1" office:value-type="string">
            <text:p text:style-name="P8"><text:span text:style-name="T3">Exit Condition:</text:span><text:span text:style-name="T2"> Feedback sent.</text:span></text:p>
          </table:table-cell>
        </table:table-row>
        <table:table-row table:style-name="Tablo26.5">
          <table:table-cell table:style-name="Tablo26.A1" office:value-type="string">
            <text:p text:style-name="P8"><text:span text:style-name="T3">Quality Requirement: </text:span></text:p>
            <text:list xml:id="list23729595" text:continue-list="list23705372" text:style-name="WWNum147">
              <text:list-item>
                <text:p text:style-name="P37"><text:span text:style-name="T2">System response to the actor arrives in a few seconds.</text:span></text:p>
              </text:list-item>
              <text:list-item>
                <text:p text:style-name="P37"><text:span text:style-name="T2">System shows an error message if any of the fields that is required to fill is left blank.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16T03:53:03.41</dc:date>
    <meta:generator>OpenOffice/4.1.4$Win32 OpenOffice.org_project/414m5$Build-9788</meta:generator>
    <meta:editing-duration>PT1H17M25S</meta:editing-duration>
    <meta:editing-cycles>3</meta:editing-cycles>
    <meta:document-statistic meta:table-count="26" meta:image-count="0" meta:object-count="0" meta:page-count="15" meta:paragraph-count="338" meta:word-count="2395" meta:character-count="14389"/>
  </office:meta>
</office:document-meta>
</file>